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9306270" table:style-name="ce5">
            <text:p>9.306.270</text:p>
          </table:table-cell>
          <table:table-cell office:value-type="float" office:value="1936600" table:style-name="ce5">
            <text:p>1.936.6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525450" table:style-name="ce5">
            <text:p>525.450</text:p>
          </table:table-cell>
          <table:table-cell office:value-type="float" office:value="13574120" table:style-name="ce6">
            <text:p>13.574.120</text:p>
          </table:table-cell>
          <table:table-cell office:value-type="float" office:value="12253781" table:style-name="ce6">
            <text:p>12.253.781</text:p>
          </table:table-cell>
          <table:table-cell office:value-type="percentage" office:value="0.90273115310605767" table:style-name="ce7">
            <text:p>90,3%</text:p>
          </table:table-cell>
          <table:table-cell office:value-type="float" office:value="6647429" table:style-name="ce5">
            <text:p>6.647.429</text:p>
          </table:table-cell>
          <table:table-cell office:value-type="float" office:value="6259600" table:style-name="ce5">
            <text:p>6.259.600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508445" table:style-name="ce5">
            <text:p>1.508.445</text:p>
          </table:table-cell>
          <table:table-cell office:value-type="float" office:value="275200" table:style-name="ce5">
            <text:p>275.200</text:p>
          </table:table-cell>
          <table:table-cell office:value-type="float" office:value="265100" table:style-name="ce5">
            <text:p>265.100</text:p>
          </table:table-cell>
          <table:table-cell office:value-type="float" office:value="64700" table:style-name="ce5">
            <text:p>64.700</text:p>
          </table:table-cell>
          <table:table-cell office:value-type="float" office:value="2113445" table:style-name="ce6">
            <text:p>2.113.445</text:p>
          </table:table-cell>
          <table:table-cell office:value-type="float" office:value="1907191" table:style-name="ce6">
            <text:p>1.907.191</text:p>
          </table:table-cell>
          <table:table-cell office:value-type="percentage" office:value="0.90240862667351174" table:style-name="ce7">
            <text:p>90,2%</text:p>
          </table:table-cell>
          <table:table-cell office:value-type="float" office:value="1043218" table:style-name="ce5">
            <text:p>1.043.218</text:p>
          </table:table-cell>
          <table:table-cell office:value-type="float" office:value="983635" table:style-name="ce5">
            <text:p>983.635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200155" table:style-name="ce5">
            <text:p>1.200.155</text:p>
          </table:table-cell>
          <table:table-cell office:value-type="float" office:value="162000" table:style-name="ce5">
            <text:p>162.000</text:p>
          </table:table-cell>
          <table:table-cell office:value-type="float" office:value="235900" table:style-name="ce5">
            <text:p>235.900</text:p>
          </table:table-cell>
          <table:table-cell office:value-type="float" office:value="49700" table:style-name="ce5">
            <text:p>49.700</text:p>
          </table:table-cell>
          <table:table-cell office:value-type="float" office:value="1647755" table:style-name="ce6">
            <text:p>1.647.755</text:p>
          </table:table-cell>
          <table:table-cell office:value-type="float" office:value="1617270" table:style-name="ce6">
            <text:p>1.617.270</text:p>
          </table:table-cell>
          <table:table-cell office:value-type="percentage" office:value="0.98149906994668501" table:style-name="ce7">
            <text:p>98,1%</text:p>
          </table:table-cell>
          <table:table-cell office:value-type="float" office:value="863577" table:style-name="ce5">
            <text:p>863.577</text:p>
          </table:table-cell>
          <table:table-cell office:value-type="float" office:value="824753" table:style-name="ce5">
            <text:p>824.753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262790" table:style-name="ce5">
            <text:p>1.262.790</text:p>
          </table:table-cell>
          <table:table-cell office:value-type="float" office:value="305100" table:style-name="ce5">
            <text:p>305.100</text:p>
          </table:table-cell>
          <table:table-cell office:value-type="float" office:value="256400" table:style-name="ce5">
            <text:p>256.400</text:p>
          </table:table-cell>
          <table:table-cell office:value-type="float" office:value="62400" table:style-name="ce5">
            <text:p>62.400</text:p>
          </table:table-cell>
          <table:table-cell office:value-type="float" office:value="1886690" table:style-name="ce6">
            <text:p>1.886.690</text:p>
          </table:table-cell>
          <table:table-cell office:value-type="float" office:value="1536795" table:style-name="ce6">
            <text:p>1.536.795</text:p>
          </table:table-cell>
          <table:table-cell office:value-type="percentage" office:value="0.81454557982498454" table:style-name="ce7">
            <text:p>81,5%</text:p>
          </table:table-cell>
          <table:table-cell office:value-type="float" office:value="831438" table:style-name="ce5">
            <text:p>831.438</text:p>
          </table:table-cell>
          <table:table-cell office:value-type="float" office:value="793108" table:style-name="ce5">
            <text:p>793.108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2324760" table:style-name="ce5">
            <text:p>2.324.760</text:p>
          </table:table-cell>
          <table:table-cell office:value-type="float" office:value="574700" table:style-name="ce5">
            <text:p>574.700</text:p>
          </table:table-cell>
          <table:table-cell office:value-type="float" office:value="503700" table:style-name="ce5">
            <text:p>503.700</text:p>
          </table:table-cell>
          <table:table-cell office:value-type="float" office:value="133650" table:style-name="ce5">
            <text:p>133.650</text:p>
          </table:table-cell>
          <table:table-cell office:value-type="float" office:value="3536810" table:style-name="ce6">
            <text:p>3.536.810</text:p>
          </table:table-cell>
          <table:table-cell office:value-type="float" office:value="3045373" table:style-name="ce6">
            <text:p>3.045.373</text:p>
          </table:table-cell>
          <table:table-cell office:value-type="percentage" office:value="0.86105077739544955" table:style-name="ce7">
            <text:p>86,1%</text:p>
          </table:table-cell>
          <table:table-cell office:value-type="float" office:value="1641887" table:style-name="ce5">
            <text:p>1.641.887</text:p>
          </table:table-cell>
          <table:table-cell office:value-type="float" office:value="1565022" table:style-name="ce5">
            <text:p>1.565.022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666465" table:style-name="ce5">
            <text:p>666.465</text:p>
          </table:table-cell>
          <table:table-cell office:value-type="float" office:value="114900" table:style-name="ce5">
            <text:p>114.900</text:p>
          </table:table-cell>
          <table:table-cell office:value-type="float" office:value="125200" table:style-name="ce5">
            <text:p>125.200</text:p>
          </table:table-cell>
          <table:table-cell office:value-type="float" office:value="24950" table:style-name="ce5">
            <text:p>24.950</text:p>
          </table:table-cell>
          <table:table-cell office:value-type="float" office:value="931515" table:style-name="ce6">
            <text:p>931.515</text:p>
          </table:table-cell>
          <table:table-cell office:value-type="float" office:value="848064" table:style-name="ce6">
            <text:p>848.064</text:p>
          </table:table-cell>
          <table:table-cell office:value-type="percentage" office:value="0.91041368093911534" table:style-name="ce7">
            <text:p>91,0%</text:p>
          </table:table-cell>
          <table:table-cell office:value-type="float" office:value="465391" table:style-name="ce5">
            <text:p>465.391</text:p>
          </table:table-cell>
          <table:table-cell office:value-type="float" office:value="420801" table:style-name="ce5">
            <text:p>420.801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817075" table:style-name="ce5">
            <text:p>2.817.075</text:p>
          </table:table-cell>
          <table:table-cell office:value-type="float" office:value="412400" table:style-name="ce5">
            <text:p>412.400</text:p>
          </table:table-cell>
          <table:table-cell office:value-type="float" office:value="481200" table:style-name="ce5">
            <text:p>481.200</text:p>
          </table:table-cell>
          <table:table-cell office:value-type="float" office:value="112850" table:style-name="ce5">
            <text:p>112.850</text:p>
          </table:table-cell>
          <table:table-cell office:value-type="float" office:value="3823525" table:style-name="ce6">
            <text:p>3.823.525</text:p>
          </table:table-cell>
          <table:table-cell office:value-type="float" office:value="3583803" table:style-name="ce6">
            <text:p>3.583.803</text:p>
          </table:table-cell>
          <table:table-cell office:value-type="percentage" office:value="0.93730340458085148" table:style-name="ce7">
            <text:p>93,7%</text:p>
          </table:table-cell>
          <table:table-cell office:value-type="float" office:value="1954944" table:style-name="ce5">
            <text:p>1.954.944</text:p>
          </table:table-cell>
          <table:table-cell office:value-type="float" office:value="1820878" table:style-name="ce5">
            <text:p>1.820.878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2280195" table:style-name="ce5">
            <text:p>2.280.195</text:p>
          </table:table-cell>
          <table:table-cell office:value-type="float" office:value="446800" table:style-name="ce5">
            <text:p>446.800</text:p>
          </table:table-cell>
          <table:table-cell office:value-type="float" office:value="411700" table:style-name="ce5">
            <text:p>411.700</text:p>
          </table:table-cell>
          <table:table-cell office:value-type="float" office:value="101375" table:style-name="ce5">
            <text:p>101.375</text:p>
          </table:table-cell>
          <table:table-cell office:value-type="float" office:value="3240070" table:style-name="ce6">
            <text:p>3.240.070</text:p>
          </table:table-cell>
          <table:table-cell office:value-type="float" office:value="2890371" table:style-name="ce6">
            <text:p>2.890.371</text:p>
          </table:table-cell>
          <table:table-cell office:value-type="percentage" office:value="0.89207054168582778" table:style-name="ce7">
            <text:p>89,2%</text:p>
          </table:table-cell>
          <table:table-cell office:value-type="float" office:value="1583459" table:style-name="ce5">
            <text:p>1.583.459</text:p>
          </table:table-cell>
          <table:table-cell office:value-type="float" office:value="1466613" table:style-name="ce5">
            <text:p>1.466.613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8368460" table:style-name="ce5">
            <text:p>8.368.460</text:p>
          </table:table-cell>
          <table:table-cell office:value-type="float" office:value="1604900" table:style-name="ce5">
            <text:p>1.604.900</text:p>
          </table:table-cell>
          <table:table-cell office:value-type="float" office:value="1514300" table:style-name="ce5">
            <text:p>1.514.300</text:p>
          </table:table-cell>
          <table:table-cell office:value-type="float" office:value="375750" table:style-name="ce5">
            <text:p>375.750</text:p>
          </table:table-cell>
          <table:table-cell office:value-type="float" office:value="11863410" table:style-name="ce6">
            <text:p>11.863.410</text:p>
          </table:table-cell>
          <table:table-cell office:value-type="float" office:value="10593561" table:style-name="ce6">
            <text:p>10.593.561</text:p>
          </table:table-cell>
          <table:table-cell office:value-type="percentage" office:value="0.89296087718455319" table:style-name="ce7">
            <text:p>89,3%</text:p>
          </table:table-cell>
          <table:table-cell office:value-type="float" office:value="5749524" table:style-name="ce5">
            <text:p>5.749.524</text:p>
          </table:table-cell>
          <table:table-cell office:value-type="float" office:value="5466728" table:style-name="ce5">
            <text:p>5.466.728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5719150" table:style-name="ce5">
            <text:p>5.719.150</text:p>
          </table:table-cell>
          <table:table-cell office:value-type="float" office:value="1213700" table:style-name="ce5">
            <text:p>1.213.700</text:p>
          </table:table-cell>
          <table:table-cell office:value-type="float" office:value="863900" table:style-name="ce5">
            <text:p>863.900</text:p>
          </table:table-cell>
          <table:table-cell office:value-type="float" office:value="307250" table:style-name="ce5">
            <text:p>307.250</text:p>
          </table:table-cell>
          <table:table-cell office:value-type="float" office:value="8104000" table:style-name="ce6">
            <text:p>8.104.000</text:p>
          </table:table-cell>
          <table:table-cell office:value-type="float" office:value="7305468" table:style-name="ce6">
            <text:p>7.305.468</text:p>
          </table:table-cell>
          <table:table-cell office:value-type="percentage" office:value="0.90146446199407704" table:style-name="ce7">
            <text:p>90,1%</text:p>
          </table:table-cell>
          <table:table-cell office:value-type="float" office:value="3999605" table:style-name="ce5">
            <text:p>3.999.605</text:p>
          </table:table-cell>
          <table:table-cell office:value-type="float" office:value="3748867" table:style-name="ce5">
            <text:p>3.748.867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210445" table:style-name="ce5">
            <text:p>1.210.445</text:p>
          </table:table-cell>
          <table:table-cell office:value-type="float" office:value="218200" table:style-name="ce5">
            <text:p>218.200</text:p>
          </table:table-cell>
          <table:table-cell office:value-type="float" office:value="186000" table:style-name="ce5">
            <text:p>186.000</text:p>
          </table:table-cell>
          <table:table-cell office:value-type="float" office:value="51750" table:style-name="ce5">
            <text:p>51.750</text:p>
          </table:table-cell>
          <table:table-cell office:value-type="float" office:value="1666395" table:style-name="ce6">
            <text:p>1.666.395</text:p>
          </table:table-cell>
          <table:table-cell office:value-type="float" office:value="1626587" table:style-name="ce6">
            <text:p>1.626.587</text:p>
          </table:table-cell>
          <table:table-cell office:value-type="percentage" office:value="0.97611130614290131" table:style-name="ce7">
            <text:p>97,6%</text:p>
          </table:table-cell>
          <table:table-cell office:value-type="float" office:value="884086" table:style-name="ce5">
            <text:p>884.086</text:p>
          </table:table-cell>
          <table:table-cell office:value-type="float" office:value="826044" table:style-name="ce5">
            <text:p>826.044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3102379" table:style-name="ce5">
            <text:p>3.102.379</text:p>
          </table:table-cell>
          <table:table-cell office:value-type="float" office:value="507400" table:style-name="ce5">
            <text:p>507.400</text:p>
          </table:table-cell>
          <table:table-cell office:value-type="float" office:value="573400" table:style-name="ce5">
            <text:p>573.400</text:p>
          </table:table-cell>
          <table:table-cell office:value-type="float" office:value="122700" table:style-name="ce5">
            <text:p>122.700</text:p>
          </table:table-cell>
          <table:table-cell office:value-type="float" office:value="4305879" table:style-name="ce6">
            <text:p>4.305.879</text:p>
          </table:table-cell>
          <table:table-cell office:value-type="float" office:value="4193809" table:style-name="ce6">
            <text:p>4.193.809</text:p>
          </table:table-cell>
          <table:table-cell office:value-type="percentage" office:value="0.97397279394056357" table:style-name="ce7">
            <text:p>97,4%</text:p>
          </table:table-cell>
          <table:table-cell office:value-type="float" office:value="2272065" table:style-name="ce5">
            <text:p>2.272.065</text:p>
          </table:table-cell>
          <table:table-cell office:value-type="float" office:value="2124058" table:style-name="ce5">
            <text:p>2.124.058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69785" table:style-name="ce5">
            <text:p>369.785</text:p>
          </table:table-cell>
          <table:table-cell office:value-type="float" office:value="67600" table:style-name="ce5">
            <text:p>67.600</text:p>
          </table:table-cell>
          <table:table-cell office:value-type="float" office:value="53300" table:style-name="ce5">
            <text:p>53.300</text:p>
          </table:table-cell>
          <table:table-cell office:value-type="float" office:value="15200" table:style-name="ce5">
            <text:p>15.200</text:p>
          </table:table-cell>
          <table:table-cell office:value-type="float" office:value="505885" table:style-name="ce6">
            <text:p>505.885</text:p>
          </table:table-cell>
          <table:table-cell office:value-type="float" office:value="454673" table:style-name="ce6">
            <text:p>454.673</text:p>
          </table:table-cell>
          <table:table-cell office:value-type="percentage" office:value="0.8987675064490942" table:style-name="ce7">
            <text:p>89,9%</text:p>
          </table:table-cell>
          <table:table-cell office:value-type="float" office:value="252693" table:style-name="ce5">
            <text:p>252.693</text:p>
          </table:table-cell>
          <table:table-cell office:value-type="float" office:value="234913" table:style-name="ce5">
            <text:p>234.913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7602579" table:style-name="ce5">
            <text:p>7.602.579</text:p>
          </table:table-cell>
          <table:table-cell office:value-type="float" office:value="1645800" table:style-name="ce5">
            <text:p>1.645.800</text:p>
          </table:table-cell>
          <table:table-cell office:value-type="float" office:value="1220900" table:style-name="ce5">
            <text:p>1.220.900</text:p>
          </table:table-cell>
          <table:table-cell office:value-type="float" office:value="381450" table:style-name="ce5">
            <text:p>381.450</text:p>
          </table:table-cell>
          <table:table-cell office:value-type="float" office:value="10850729" table:style-name="ce6">
            <text:p>10.850.729</text:p>
          </table:table-cell>
          <table:table-cell office:value-type="float" office:value="9290605" table:style-name="ce6">
            <text:p>9.290.605</text:p>
          </table:table-cell>
          <table:table-cell office:value-type="percentage" office:value="0.8562194300493543" table:style-name="ce7">
            <text:p>85,6%</text:p>
          </table:table-cell>
          <table:table-cell office:value-type="float" office:value="5172233" table:style-name="ce5">
            <text:p>5.172.233</text:p>
          </table:table-cell>
          <table:table-cell office:value-type="float" office:value="4785450" table:style-name="ce5">
            <text:p>4.785.450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687865" table:style-name="ce5">
            <text:p>1.687.865</text:p>
          </table:table-cell>
          <table:table-cell office:value-type="float" office:value="398000" table:style-name="ce5">
            <text:p>398.000</text:p>
          </table:table-cell>
          <table:table-cell office:value-type="float" office:value="253100" table:style-name="ce5">
            <text:p>253.100</text:p>
          </table:table-cell>
          <table:table-cell office:value-type="float" office:value="68300" table:style-name="ce5">
            <text:p>68.300</text:p>
          </table:table-cell>
          <table:table-cell office:value-type="float" office:value="2407265" table:style-name="ce6">
            <text:p>2.407.265</text:p>
          </table:table-cell>
          <table:table-cell office:value-type="float" office:value="2127974" table:style-name="ce6">
            <text:p>2.127.974</text:p>
          </table:table-cell>
          <table:table-cell office:value-type="percentage" office:value="0.8839799523525661" table:style-name="ce7">
            <text:p>88,4%</text:p>
          </table:table-cell>
          <table:table-cell office:value-type="float" office:value="1157636" table:style-name="ce5">
            <text:p>1.157.636</text:p>
          </table:table-cell>
          <table:table-cell office:value-type="float" office:value="1089172" table:style-name="ce5">
            <text:p>1.089.172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734325" table:style-name="ce5">
            <text:p>734.325</text:p>
          </table:table-cell>
          <table:table-cell office:value-type="float" office:value="151500" table:style-name="ce5">
            <text:p>151.500</text:p>
          </table:table-cell>
          <table:table-cell office:value-type="float" office:value="136600" table:style-name="ce5">
            <text:p>136.600</text:p>
          </table:table-cell>
          <table:table-cell office:value-type="float" office:value="32750" table:style-name="ce5">
            <text:p>32.750</text:p>
          </table:table-cell>
          <table:table-cell office:value-type="float" office:value="1055175" table:style-name="ce6">
            <text:p>1.055.175</text:p>
          </table:table-cell>
          <table:table-cell office:value-type="float" office:value="940735" table:style-name="ce6">
            <text:p>940.735</text:p>
          </table:table-cell>
          <table:table-cell office:value-type="percentage" office:value="0.89154405667306369" table:style-name="ce7">
            <text:p>89,2%</text:p>
          </table:table-cell>
          <table:table-cell office:value-type="float" office:value="512684" table:style-name="ce5">
            <text:p>512.684</text:p>
          </table:table-cell>
          <table:table-cell office:value-type="float" office:value="488725" table:style-name="ce5">
            <text:p>488.725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484900" table:style-name="ce5">
            <text:p>2.484.900</text:p>
          </table:table-cell>
          <table:table-cell office:value-type="float" office:value="526100" table:style-name="ce5">
            <text:p>526.100</text:p>
          </table:table-cell>
          <table:table-cell office:value-type="float" office:value="444200" table:style-name="ce5">
            <text:p>444.200</text:p>
          </table:table-cell>
          <table:table-cell office:value-type="float" office:value="110850" table:style-name="ce5">
            <text:p>110.850</text:p>
          </table:table-cell>
          <table:table-cell office:value-type="float" office:value="3566050" table:style-name="ce6">
            <text:p>3.566.050</text:p>
          </table:table-cell>
          <table:table-cell office:value-type="float" office:value="3202972" table:style-name="ce6">
            <text:p>3.202.972</text:p>
          </table:table-cell>
          <table:table-cell office:value-type="percentage" office:value="0.89818482634848085" table:style-name="ce7">
            <text:p>89,8%</text:p>
          </table:table-cell>
          <table:table-cell office:value-type="float" office:value="1767474" table:style-name="ce5">
            <text:p>1.767.474</text:p>
          </table:table-cell>
          <table:table-cell office:value-type="float" office:value="1646870" table:style-name="ce5">
            <text:p>1.646.870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95580" table:style-name="ce5">
            <text:p>95.580</text:p>
          </table:table-cell>
          <table:table-cell office:value-type="float" office:value="22400" table:style-name="ce5">
            <text:p>22.4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40230" table:style-name="ce6">
            <text:p>140.230</text:p>
          </table:table-cell>
          <table:table-cell office:value-type="float" office:value="105755" table:style-name="ce6">
            <text:p>105.755</text:p>
          </table:table-cell>
          <table:table-cell office:value-type="percentage" office:value="0.75415389003779509" table:style-name="ce7">
            <text:p>75,4%</text:p>
          </table:table-cell>
          <table:table-cell office:value-type="float" office:value="58555" table:style-name="ce5">
            <text:p>58.555</text:p>
          </table:table-cell>
          <table:table-cell office:value-type="float" office:value="54012" table:style-name="ce5">
            <text:p>54.012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96750" table:style-name="ce5">
            <text:p>96.750</text:p>
          </table:table-cell>
          <table:table-cell office:value-type="float" office:value="23500" table:style-name="ce5">
            <text:p>23.5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41100" table:style-name="ce6">
            <text:p>141.100</text:p>
          </table:table-cell>
          <table:table-cell office:value-type="float" office:value="96891" table:style-name="ce6">
            <text:p>96.891</text:p>
          </table:table-cell>
          <table:table-cell office:value-type="percentage" office:value="0.68668320340184263" table:style-name="ce7">
            <text:p>68,7%</text:p>
          </table:table-cell>
          <table:table-cell office:value-type="float" office:value="54774" table:style-name="ce5">
            <text:p>54.774</text:p>
          </table:table-cell>
          <table:table-cell office:value-type="float" office:value="50972" table:style-name="ce5">
            <text:p>50.972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8138" table:style-name="ce5">
            <text:p>48.138</text:p>
          </table:table-cell>
          <table:table-cell office:value-type="float" office:value="58300" table:style-name="ce5">
            <text:p>58.300</text:p>
          </table:table-cell>
          <table:table-cell office:value-type="float" office:value="103800" table:style-name="ce5">
            <text:p>103.800</text:p>
          </table:table-cell>
          <table:table-cell office:value-type="float" office:value="2000" table:style-name="ce5">
            <text:p>2.000</text:p>
          </table:table-cell>
          <table:table-cell office:value-type="float" office:value="212238" table:style-name="ce6">
            <text:p>212.238</text:p>
          </table:table-cell>
          <table:table-cell office:value-type="float" office:value="171715" table:style-name="ce6">
            <text:p>171.715</text:p>
          </table:table-cell>
          <table:table-cell office:value-type="percentage" office:value="0.80906812163703012" table:style-name="ce7">
            <text:p>80,9%</text:p>
          </table:table-cell>
          <table:table-cell office:value-type="float" office:value="91853" table:style-name="ce5">
            <text:p>91.853</text:p>
          </table:table-cell>
          <table:table-cell office:value-type="float" office:value="86087" table:style-name="ce5">
            <text:p>86.087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630" table:style-name="ce5">
            <text:p>4.630</text:p>
          </table:table-cell>
          <table:table-cell office:value-type="float" office:value="0" table:style-name="ce5">
            <text:p>0</text:p>
          </table:table-cell>
          <table:table-cell office:value-type="float" office:value="2785" table:style-name="ce5">
            <text:p>2.785</text:p>
          </table:table-cell>
          <table:table-cell office:value-type="float" office:value="7415" table:style-name="ce6">
            <text:p>7.415</text:p>
          </table:table-cell>
          <table:table-cell office:value-type="float" office:value="5103" table:style-name="ce6">
            <text:p>5.103</text:p>
          </table:table-cell>
          <table:table-cell office:value-type="percentage" office:value="0.68819959541469988" table:style-name="ce7">
            <text:p>68,8%</text:p>
          </table:table-cell>
          <table:table-cell office:value-type="float" office:value="3746" table:style-name="ce5">
            <text:p>3.746</text:p>
          </table:table-cell>
          <table:table-cell office:value-type="float" office:value="3437" table:style-name="ce5">
            <text:p>3.437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52886511" table:style-name="ce11">
            <text:p>52.886.511</text:p>
          </table:table-cell>
          <table:table-cell office:value-type="float" office:value="10669730" table:style-name="ce12">
            <text:p>10.669.730</text:p>
          </table:table-cell>
          <table:table-cell office:value-type="float" office:value="9467700" table:style-name="ce13">
            <text:p>9.467.700</text:p>
          </table:table-cell>
          <table:table-cell office:value-type="float" office:value="2555760" table:style-name="ce14">
            <text:p>2.555.760</text:p>
          </table:table-cell>
          <table:table-cell office:value-type="float" office:value="75579701" table:style-name="ce15">
            <text:p>75.579.701</text:p>
          </table:table-cell>
          <table:table-cell office:value-type="float" office:value="67798496" table:style-name="ce15">
            <text:p>67.798.496</text:p>
          </table:table-cell>
          <table:table-cell office:value-type="percentage" office:value="0.89704636434060514" table:style-name="ce16">
            <text:p>89,7%</text:p>
          </table:table-cell>
          <table:table-cell office:value-type="float" office:value="37008271" table:style-name="ce15">
            <text:p>37.008.271</text:p>
          </table:table-cell>
          <table:table-cell office:value-type="float" office:value="34739745" table:style-name="ce15">
            <text:p>34.739.745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436191" table:style-name="ce23">
            <text:p>4.436.191</text:p>
          </table:table-cell>
          <table:table-cell office:value-type="percentage" office:value="0.95810356359872917" table:style-name="ce24">
            <text:p>95,8%</text:p>
          </table:table-cell>
          <table:table-cell office:value-type="float" office:value="4361771" table:style-name="ce23">
            <text:p>4.361.771</text:p>
          </table:table-cell>
          <table:table-cell office:value-type="percentage" office:value="0.9420307508629796" table:style-name="ce24">
            <text:p>94,2%</text:p>
          </table:table-cell>
          <table:table-cell office:value-type="date" office:date-value="2021-09-07T00:00:00" table:style-name="ce25">
            <text:p>0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42728" table:style-name="ce5">
            <text:p>742.728</text:p>
          </table:table-cell>
          <table:table-cell office:value-type="percentage" office:value="0.94334072533016311" table:style-name="ce26">
            <text:p>94,3%</text:p>
          </table:table-cell>
          <table:table-cell office:value-type="float" office:value="730426" table:style-name="ce5">
            <text:p>730.426</text:p>
          </table:table-cell>
          <table:table-cell office:value-type="percentage" office:value="0.92771592378368628" table:style-name="ce26">
            <text:p>92,8%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52555" table:style-name="ce5">
            <text:p>652.555</text:p>
          </table:table-cell>
          <table:table-cell office:value-type="percentage" office:value="0.96479711398431323" table:style-name="ce26">
            <text:p>96,5%</text:p>
          </table:table-cell>
          <table:table-cell office:value-type="float" office:value="645767" table:style-name="ce5">
            <text:p>645.767</text:p>
          </table:table-cell>
          <table:table-cell office:value-type="percentage" office:value="0.95476111271281039" table:style-name="ce26">
            <text:p>95,5%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51500" table:style-name="ce5">
            <text:p>551.500</text:p>
          </table:table-cell>
          <table:table-cell office:value-type="percentage" office:value="0.89058195453268263" table:style-name="ce26">
            <text:p>89,1%</text:p>
          </table:table-cell>
          <table:table-cell office:value-type="float" office:value="538540" table:style-name="ce5">
            <text:p>538.540</text:p>
          </table:table-cell>
          <table:table-cell office:value-type="percentage" office:value="0.86965368231011952" table:style-name="ce26">
            <text:p>87,0%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99277" table:style-name="ce5">
            <text:p>1.099.277</text:p>
          </table:table-cell>
          <table:table-cell office:value-type="percentage" office:value="0.90230773334865533" table:style-name="ce26">
            <text:p>90,2%</text:p>
          </table:table-cell>
          <table:table-cell office:value-type="float" office:value="1077422" table:style-name="ce5">
            <text:p>1.077.422</text:p>
          </table:table-cell>
          <table:table-cell office:value-type="percentage" office:value="0.88436872842784386" table:style-name="ce26">
            <text:p>88,4%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43953" table:style-name="ce5">
            <text:p>343.953</text:p>
          </table:table-cell>
          <table:table-cell office:value-type="percentage" office:value="0.9575902178815433" table:style-name="ce26">
            <text:p>95,8%</text:p>
          </table:table-cell>
          <table:table-cell office:value-type="float" office:value="338568" table:style-name="ce5">
            <text:p>338.568</text:p>
          </table:table-cell>
          <table:table-cell office:value-type="percentage" office:value="0.94259798544486706" table:style-name="ce26">
            <text:p>94,3%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62327" table:style-name="ce5">
            <text:p>1.462.327</text:p>
          </table:table-cell>
          <table:table-cell office:value-type="percentage" office:value="0.95444553371076191" table:style-name="ce26">
            <text:p>95,4%</text:p>
          </table:table-cell>
          <table:table-cell office:value-type="float" office:value="1436830" table:style-name="ce5">
            <text:p>1.436.830</text:p>
          </table:table-cell>
          <table:table-cell office:value-type="percentage" office:value="0.93780390856602802" table:style-name="ce26">
            <text:p>93,8%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83813" table:style-name="ce5">
            <text:p>1.083.813</text:p>
          </table:table-cell>
          <table:table-cell office:value-type="percentage" office:value="0.94177292404907098" table:style-name="ce26">
            <text:p>94,2%</text:p>
          </table:table-cell>
          <table:table-cell office:value-type="float" office:value="1050099" table:style-name="ce5">
            <text:p>1.050.099</text:p>
          </table:table-cell>
          <table:table-cell office:value-type="percentage" office:value="0.91247734228229904" table:style-name="ce26">
            <text:p>91,2%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986684" table:style-name="ce5">
            <text:p>3.986.684</text:p>
          </table:table-cell>
          <table:table-cell office:value-type="percentage" office:value="0.92100853692654472" table:style-name="ce26">
            <text:p>92,1%</text:p>
          </table:table-cell>
          <table:table-cell office:value-type="float" office:value="3915621" table:style-name="ce5">
            <text:p>3.915.621</text:p>
          </table:table-cell>
          <table:table-cell office:value-type="percentage" office:value="0.90459147711954446" table:style-name="ce26">
            <text:p>90,5%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755280" table:style-name="ce5">
            <text:p>2.755.280</text:p>
          </table:table-cell>
          <table:table-cell office:value-type="percentage" office:value="0.95041018708587632" table:style-name="ce26">
            <text:p>95,0%</text:p>
          </table:table-cell>
          <table:table-cell office:value-type="float" office:value="2705758" table:style-name="ce5">
            <text:p>2.705.758</text:p>
          </table:table-cell>
          <table:table-cell office:value-type="percentage" office:value="0.93332799823941903" table:style-name="ce26">
            <text:p>93,3%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12481" table:style-name="ce5">
            <text:p>612.481</text:p>
          </table:table-cell>
          <table:table-cell office:value-type="percentage" office:value="0.98487348204178249" table:style-name="ce26">
            <text:p>98,5%</text:p>
          </table:table-cell>
          <table:table-cell office:value-type="float" office:value="603890" table:style-name="ce5">
            <text:p>603.890</text:p>
          </table:table-cell>
          <table:table-cell office:value-type="percentage" office:value="0.97105909745806318" table:style-name="ce26">
            <text:p>97,1%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65850" table:style-name="ce5">
            <text:p>1.665.850</text:p>
          </table:table-cell>
          <table:table-cell office:value-type="percentage" office:value="0.96846057295472765" table:style-name="ce26">
            <text:p>96,8%</text:p>
          </table:table-cell>
          <table:table-cell office:value-type="float" office:value="1652855" table:style-name="ce5">
            <text:p>1.652.855</text:p>
          </table:table-cell>
          <table:table-cell office:value-type="percentage" office:value="0.96090578402082205" table:style-name="ce26">
            <text:p>96,1%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81734" table:style-name="ce5">
            <text:p>181.734</text:p>
          </table:table-cell>
          <table:table-cell office:value-type="percentage" office:value="0.96328334949989669" table:style-name="ce26">
            <text:p>96,3%</text:p>
          </table:table-cell>
          <table:table-cell office:value-type="float" office:value="178030" table:style-name="ce5">
            <text:p>178.030</text:p>
          </table:table-cell>
          <table:table-cell office:value-type="percentage" office:value="0.94365025097926969" table:style-name="ce26">
            <text:p>94,4%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509833" table:style-name="ce5">
            <text:p>3.509.833</text:p>
          </table:table-cell>
          <table:table-cell office:value-type="percentage" office:value="0.94039916619331887" table:style-name="ce26">
            <text:p>94,0%</text:p>
          </table:table-cell>
          <table:table-cell office:value-type="float" office:value="3439790" table:style-name="ce5">
            <text:p>3.439.790</text:p>
          </table:table-cell>
          <table:table-cell office:value-type="percentage" office:value="0.92163235341399896" table:style-name="ce26">
            <text:p>92,2%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56298" table:style-name="ce5">
            <text:p>756.298</text:p>
          </table:table-cell>
          <table:table-cell office:value-type="percentage" office:value="0.96099833289283754" table:style-name="ce26">
            <text:p>96,1%</text:p>
          </table:table-cell>
          <table:table-cell office:value-type="float" office:value="735460" table:style-name="ce5">
            <text:p>735.460</text:p>
          </table:table-cell>
          <table:table-cell office:value-type="percentage" office:value="0.93452030007928921" table:style-name="ce26">
            <text:p>93,5%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55568" table:style-name="ce5">
            <text:p>355.568</text:p>
          </table:table-cell>
          <table:table-cell office:value-type="percentage" office:value="0.94692381850236218" table:style-name="ce26">
            <text:p>94,7%</text:p>
          </table:table-cell>
          <table:table-cell office:value-type="float" office:value="350277" table:style-name="ce5">
            <text:p>350.277</text:p>
          </table:table-cell>
          <table:table-cell office:value-type="percentage" office:value="0.93283319751370175" table:style-name="ce26">
            <text:p>93,3%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92385" table:style-name="ce5">
            <text:p>1.292.385</text:p>
          </table:table-cell>
          <table:table-cell office:value-type="percentage" office:value="0.95501603535166935" table:style-name="ce26">
            <text:p>95,5%</text:p>
          </table:table-cell>
          <table:table-cell office:value-type="float" office:value="1273452" table:style-name="ce5">
            <text:p>1.273.452</text:p>
          </table:table-cell>
          <table:table-cell office:value-type="percentage" office:value="0.94102537575927758" table:style-name="ce26">
            <text:p>94,1%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5052" table:style-name="ce5">
            <text:p>35.052</text:p>
          </table:table-cell>
          <table:table-cell office:value-type="percentage" office:value="0.89927651495715533" table:style-name="ce26">
            <text:p>89,9%</text:p>
          </table:table-cell>
          <table:table-cell office:value-type="float" office:value="33935" table:style-name="ce5">
            <text:p>33.935</text:p>
          </table:table-cell>
          <table:table-cell office:value-type="percentage" office:value="0.87061932372107342" table:style-name="ce26">
            <text:p>87,1%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1698" table:style-name="ce5">
            <text:p>31.698</text:p>
          </table:table-cell>
          <table:table-cell office:value-type="percentage" office:value="0.85152451309603761" table:style-name="ce26">
            <text:p>85,2%</text:p>
          </table:table-cell>
          <table:table-cell office:value-type="float" office:value="30846" table:style-name="ce5">
            <text:p>30.846</text:p>
          </table:table-cell>
          <table:table-cell office:value-type="percentage" office:value="0.82863666890530563" table:style-name="ce26">
            <text:p>82,9%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968" table:style-name="ce5">
            <text:p>34.968</text:p>
          </table:table-cell>
          <table:table-cell office:value-type="string" table:style-name="ce26">
            <text:p>-</text:p>
          </table:table-cell>
          <table:table-cell office:value-type="float" office:value="33292" table:style-name="ce5">
            <text:p>33.292</text:p>
          </table:table-cell>
          <table:table-cell office:value-type="string" table:style-name="ce26">
            <text:p>-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623" table:style-name="ce5">
            <text:p>1.623</text:p>
          </table:table-cell>
          <table:table-cell office:value-type="string" table:style-name="ce26">
            <text:p>-</text:p>
          </table:table-cell>
          <table:table-cell office:value-type="float" office:value="1539" table:style-name="ce5">
            <text:p>1.539</text:p>
          </table:table-cell>
          <table:table-cell office:value-type="string" table:style-name="ce26">
            <text:p>-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591798" table:style-name="ce15">
            <text:p>25.591.798</text:p>
          </table:table-cell>
          <table:table-cell office:value-type="percentage" office:value="0.94587911383230505" table:style-name="ce16">
            <text:p>94,6%</text:p>
          </table:table-cell>
          <table:table-cell office:value-type="float" office:value="25134168" table:style-name="ce15">
            <text:p>25.134.168</text:p>
          </table:table-cell>
          <table:table-cell office:value-type="percentage" office:value="0.92896499709603353" table:style-name="ce16">
            <text:p>92,9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office:value-type="string" table:style-name="ce32">
            <text:p>% Con al menos 1 dosis sobre Total Población INE</text:p>
          </table:table-cell>
          <table:table-cell table:number-columns-repeated="16363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3489" table:style-name="ce35">
            <text:p>433.489</text:p>
          </table:table-cell>
          <table:table-cell office:value-type="percentage" office:value="1" table:style-name="ce36">
            <text:p>100,0%</text:p>
          </table:table-cell>
          <table:table-cell office:value-type="float" office:value="652786" table:style-name="ce35">
            <text:p>652.786</text:p>
          </table:table-cell>
          <table:table-cell office:value-type="percentage" office:value="1" table:style-name="ce36">
            <text:p>100,0%</text:p>
          </table:table-cell>
          <table:table-cell office:value-type="float" office:value="922683" table:style-name="ce35">
            <text:p>922.683</text:p>
          </table:table-cell>
          <table:table-cell office:value-type="percentage" office:value="1" table:style-name="ce36">
            <text:p>100,0%</text:p>
          </table:table-cell>
          <table:table-cell office:value-type="float" office:value="1201325" table:style-name="ce35">
            <text:p>1.201.325</text:p>
          </table:table-cell>
          <table:table-cell office:value-type="percentage" office:value="0.94964826670861591" table:style-name="ce36">
            <text:p>95,0%</text:p>
          </table:table-cell>
          <table:table-cell office:value-type="float" office:value="1225908" table:style-name="ce35">
            <text:p>1.225.908</text:p>
          </table:table-cell>
          <table:table-cell office:value-type="percentage" office:value="0.88505928031916503" table:style-name="ce36">
            <text:p>88,5%</text:p>
          </table:table-cell>
          <table:table-cell office:value-type="float" office:value="893536" table:style-name="ce35">
            <text:p>893.536</text:p>
          </table:table-cell>
          <table:table-cell office:value-type="percentage" office:value="0.7836543394809935" table:style-name="ce36">
            <text:p>78,4%</text:p>
          </table:table-cell>
          <table:table-cell office:value-type="float" office:value="714535" table:style-name="ce35">
            <text:p>714.535</text:p>
          </table:table-cell>
          <table:table-cell office:value-type="percentage" office:value="0.76941589710899005" table:style-name="ce36">
            <text:p>76,9%</text:p>
          </table:table-cell>
          <table:table-cell office:value-type="float" office:value="603167" table:style-name="ce35">
            <text:p>603.167</text:p>
          </table:table-cell>
          <table:table-cell office:value-type="percentage" office:value="0.80111753510061667" table:style-name="ce36">
            <text:p>80,1%</text:p>
          </table:table-cell>
          <table:table-cell office:value-type="float" office:value="6647429" table:style-name="ce35">
            <text:p>6.647.429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9203586968555315" table:style-name="ce36">
            <text:p>89,2%</text:p>
          </table:table-cell>
          <table:table-cell office:value-type="percentage" office:value="0.78533863726607789" table:style-name="ce36">
            <text:p>78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1086" table:style-name="ce38">
            <text:p>101.086</text:p>
          </table:table-cell>
          <table:table-cell office:value-type="percentage" office:value="1" table:style-name="ce39">
            <text:p>100,0%</text:p>
          </table:table-cell>
          <table:table-cell office:value-type="float" office:value="119014" table:style-name="ce38">
            <text:p>119.014</text:p>
          </table:table-cell>
          <table:table-cell office:value-type="percentage" office:value="1" table:style-name="ce39">
            <text:p>100,0%</text:p>
          </table:table-cell>
          <table:table-cell office:value-type="float" office:value="153665" table:style-name="ce38">
            <text:p>153.665</text:p>
          </table:table-cell>
          <table:table-cell office:value-type="percentage" office:value="0.98272013915979717" table:style-name="ce39">
            <text:p>98,3%</text:p>
          </table:table-cell>
          <table:table-cell office:value-type="float" office:value="184259" table:style-name="ce38">
            <text:p>184.259</text:p>
          </table:table-cell>
          <table:table-cell office:value-type="percentage" office:value="0.92935248605408893" table:style-name="ce39">
            <text:p>92,9%</text:p>
          </table:table-cell>
          <table:table-cell office:value-type="float" office:value="184704" table:style-name="ce38">
            <text:p>184.704</text:p>
          </table:table-cell>
          <table:table-cell office:value-type="percentage" office:value="0.85931619080407362" table:style-name="ce39">
            <text:p>85,9%</text:p>
          </table:table-cell>
          <table:table-cell office:value-type="float" office:value="120865" table:style-name="ce38">
            <text:p>120.865</text:p>
          </table:table-cell>
          <table:table-cell office:value-type="percentage" office:value="0.73569872052396434" table:style-name="ce39">
            <text:p>73,6%</text:p>
          </table:table-cell>
          <table:table-cell office:value-type="float" office:value="97988" table:style-name="ce38">
            <text:p>97.988</text:p>
          </table:table-cell>
          <table:table-cell office:value-type="percentage" office:value="0.75143595524574203" table:style-name="ce39">
            <text:p>75,1%</text:p>
          </table:table-cell>
          <table:table-cell office:value-type="float" office:value="81637" table:style-name="ce38">
            <text:p>81.637</text:p>
          </table:table-cell>
          <table:table-cell office:value-type="percentage" office:value="0.7917543570396377" table:style-name="ce39">
            <text:p>79,2%</text:p>
          </table:table-cell>
          <table:table-cell office:value-type="float" office:value="1043218" table:style-name="ce38">
            <text:p>1.043.218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802532034352234" table:style-name="ce39">
            <text:p>88,0%</text:p>
          </table:table-cell>
          <table:table-cell office:value-type="percentage" office:value="0.78473376154946139" table:style-name="ce39">
            <text:p>78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828" table:style-name="ce38">
            <text:p>88.828</text:p>
          </table:table-cell>
          <table:table-cell office:value-type="percentage" office:value="1" table:style-name="ce39">
            <text:p>100,0%</text:p>
          </table:table-cell>
          <table:table-cell office:value-type="float" office:value="114193" table:style-name="ce38">
            <text:p>114.193</text:p>
          </table:table-cell>
          <table:table-cell office:value-type="percentage" office:value="1" table:style-name="ce39">
            <text:p>100,0%</text:p>
          </table:table-cell>
          <table:table-cell office:value-type="float" office:value="147606" table:style-name="ce38">
            <text:p>147.606</text:p>
          </table:table-cell>
          <table:table-cell office:value-type="percentage" office:value="0.98632828161334296" table:style-name="ce39">
            <text:p>98,6%</text:p>
          </table:table-cell>
          <table:table-cell office:value-type="float" office:value="152503" table:style-name="ce38">
            <text:p>152.503</text:p>
          </table:table-cell>
          <table:table-cell office:value-type="percentage" office:value="0.93764333364075136" table:style-name="ce39">
            <text:p>93,8%</text:p>
          </table:table-cell>
          <table:table-cell office:value-type="float" office:value="149425" table:style-name="ce38">
            <text:p>149.425</text:p>
          </table:table-cell>
          <table:table-cell office:value-type="percentage" office:value="0.89479798554430423" table:style-name="ce39">
            <text:p>89,5%</text:p>
          </table:table-cell>
          <table:table-cell office:value-type="float" office:value="89275" table:style-name="ce38">
            <text:p>89.275</text:p>
          </table:table-cell>
          <table:table-cell office:value-type="percentage" office:value="0.78002813431075302" table:style-name="ce39">
            <text:p>78,0%</text:p>
          </table:table-cell>
          <table:table-cell office:value-type="float" office:value="64210" table:style-name="ce38">
            <text:p>64.210</text:p>
          </table:table-cell>
          <table:table-cell office:value-type="percentage" office:value="0.811644398376964" table:style-name="ce39">
            <text:p>81,2%</text:p>
          </table:table-cell>
          <table:table-cell office:value-type="float" office:value="57537" table:style-name="ce38">
            <text:p>57.537</text:p>
          </table:table-cell>
          <table:table-cell office:value-type="percentage" office:value="0.89901562499999998" table:style-name="ce39">
            <text:p>89,9%</text:p>
          </table:table-cell>
          <table:table-cell office:value-type="float" office:value="863577" table:style-name="ce38">
            <text:p>863.577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92467291340757896" table:style-name="ce39">
            <text:p>92,5%</text:p>
          </table:table-cell>
          <table:table-cell office:value-type="percentage" office:value="0.84765465496120862" table:style-name="ce39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1360" table:style-name="ce38">
            <text:p>51.360</text:p>
          </table:table-cell>
          <table:table-cell office:value-type="percentage" office:value="1" table:style-name="ce39">
            <text:p>100,0%</text:p>
          </table:table-cell>
          <table:table-cell office:value-type="float" office:value="78975" table:style-name="ce38">
            <text:p>78.975</text:p>
          </table:table-cell>
          <table:table-cell office:value-type="percentage" office:value="0.98086094689254311" table:style-name="ce39">
            <text:p>98,1%</text:p>
          </table:table-cell>
          <table:table-cell office:value-type="float" office:value="109471" table:style-name="ce38">
            <text:p>109.471</text:p>
          </table:table-cell>
          <table:table-cell office:value-type="percentage" office:value="0.93380590458155266" table:style-name="ce39">
            <text:p>93,4%</text:p>
          </table:table-cell>
          <table:table-cell office:value-type="float" office:value="148408" table:style-name="ce38">
            <text:p>148.408</text:p>
          </table:table-cell>
          <table:table-cell office:value-type="percentage" office:value="0.89511872953069116" table:style-name="ce39">
            <text:p>89,5%</text:p>
          </table:table-cell>
          <table:table-cell office:value-type="float" office:value="163286" table:style-name="ce38">
            <text:p>163.286</text:p>
          </table:table-cell>
          <table:table-cell office:value-type="percentage" office:value="0.79198921289020818" table:style-name="ce39">
            <text:p>79,2%</text:p>
          </table:table-cell>
          <table:table-cell office:value-type="float" office:value="119489" table:style-name="ce38">
            <text:p>119.489</text:p>
          </table:table-cell>
          <table:table-cell office:value-type="percentage" office:value="0.65585908983626717" table:style-name="ce39">
            <text:p>65,6%</text:p>
          </table:table-cell>
          <table:table-cell office:value-type="float" office:value="90261" table:style-name="ce38">
            <text:p>90.261</text:p>
          </table:table-cell>
          <table:table-cell office:value-type="percentage" office:value="0.65434022995171881" table:style-name="ce39">
            <text:p>65,4%</text:p>
          </table:table-cell>
          <table:table-cell office:value-type="float" office:value="70188" table:style-name="ce38">
            <text:p>70.188</text:p>
          </table:table-cell>
          <table:table-cell office:value-type="percentage" office:value="0.7351068286552157" table:style-name="ce39">
            <text:p>73,5%</text:p>
          </table:table-cell>
          <table:table-cell office:value-type="float" office:value="831438" table:style-name="ce38">
            <text:p>831.438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80342498118115657" table:style-name="ce39">
            <text:p>80,3%</text:p>
          </table:table-cell>
          <table:table-cell office:value-type="percentage" office:value="0.70969482127416583" table:style-name="ce39">
            <text:p>71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723" table:style-name="ce38">
            <text:p>92.723</text:p>
          </table:table-cell>
          <table:table-cell office:value-type="percentage" office:value="1" table:style-name="ce39">
            <text:p>100,0%</text:p>
          </table:table-cell>
          <table:table-cell office:value-type="float" office:value="150881" table:style-name="ce38">
            <text:p>150.881</text:p>
          </table:table-cell>
          <table:table-cell office:value-type="percentage" office:value="0.97638014378991922" table:style-name="ce39">
            <text:p>97,6%</text:p>
          </table:table-cell>
          <table:table-cell office:value-type="float" office:value="223241" table:style-name="ce38">
            <text:p>223.241</text:p>
          </table:table-cell>
          <table:table-cell office:value-type="percentage" office:value="0.94958994776513028" table:style-name="ce39">
            <text:p>95,0%</text:p>
          </table:table-cell>
          <table:table-cell office:value-type="float" office:value="318480" table:style-name="ce38">
            <text:p>318.480</text:p>
          </table:table-cell>
          <table:table-cell office:value-type="percentage" office:value="0.90861368512347651" table:style-name="ce39">
            <text:p>90,9%</text:p>
          </table:table-cell>
          <table:table-cell office:value-type="float" office:value="313952" table:style-name="ce38">
            <text:p>313.952</text:p>
          </table:table-cell>
          <table:table-cell office:value-type="percentage" office:value="0.80931316443427059" table:style-name="ce39">
            <text:p>80,9%</text:p>
          </table:table-cell>
          <table:table-cell office:value-type="float" office:value="223099" table:style-name="ce38">
            <text:p>223.099</text:p>
          </table:table-cell>
          <table:table-cell office:value-type="percentage" office:value="0.71751239812950662" table:style-name="ce39">
            <text:p>71,8%</text:p>
          </table:table-cell>
          <table:table-cell office:value-type="float" office:value="179565" table:style-name="ce38">
            <text:p>179.565</text:p>
          </table:table-cell>
          <table:table-cell office:value-type="percentage" office:value="0.71327279660612997" table:style-name="ce39">
            <text:p>71,3%</text:p>
          </table:table-cell>
          <table:table-cell office:value-type="float" office:value="139946" table:style-name="ce38">
            <text:p>139.946</text:p>
          </table:table-cell>
          <table:table-cell office:value-type="percentage" office:value="0.77835558991529341" table:style-name="ce39">
            <text:p>77,8%</text:p>
          </table:table-cell>
          <table:table-cell office:value-type="float" office:value="1641887" table:style-name="ce38">
            <text:p>1.641.887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83736677454923414" table:style-name="ce39">
            <text:p>83,7%</text:p>
          </table:table-cell>
          <table:table-cell office:value-type="percentage" office:value="0.75456030280079711" table:style-name="ce39">
            <text:p>75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368" table:style-name="ce38">
            <text:p>42.368</text:p>
          </table:table-cell>
          <table:table-cell office:value-type="percentage" office:value="1" table:style-name="ce39">
            <text:p>100,0%</text:p>
          </table:table-cell>
          <table:table-cell office:value-type="float" office:value="55970" table:style-name="ce38">
            <text:p>55.970</text:p>
          </table:table-cell>
          <table:table-cell office:value-type="percentage" office:value="1" table:style-name="ce39">
            <text:p>100,0%</text:p>
          </table:table-cell>
          <table:table-cell office:value-type="float" office:value="76157" table:style-name="ce38">
            <text:p>76.157</text:p>
          </table:table-cell>
          <table:table-cell office:value-type="percentage" office:value="0.98464024823841234" table:style-name="ce39">
            <text:p>98,5%</text:p>
          </table:table-cell>
          <table:table-cell office:value-type="float" office:value="83388" table:style-name="ce38">
            <text:p>83.388</text:p>
          </table:table-cell>
          <table:table-cell office:value-type="percentage" office:value="0.92690409497132187" table:style-name="ce39">
            <text:p>92,7%</text:p>
          </table:table-cell>
          <table:table-cell office:value-type="float" office:value="86070" table:style-name="ce38">
            <text:p>86.070</text:p>
          </table:table-cell>
          <table:table-cell office:value-type="percentage" office:value="0.88034039419447885" table:style-name="ce39">
            <text:p>88,0%</text:p>
          </table:table-cell>
          <table:table-cell office:value-type="float" office:value="51842" table:style-name="ce38">
            <text:p>51.842</text:p>
          </table:table-cell>
          <table:table-cell office:value-type="percentage" office:value="0.7356292480808253" table:style-name="ce39">
            <text:p>73,6%</text:p>
          </table:table-cell>
          <table:table-cell office:value-type="float" office:value="36663" table:style-name="ce38">
            <text:p>36.663</text:p>
          </table:table-cell>
          <table:table-cell office:value-type="percentage" office:value="0.72592812592812594" table:style-name="ce39">
            <text:p>72,6%</text:p>
          </table:table-cell>
          <table:table-cell office:value-type="float" office:value="32933" table:style-name="ce38">
            <text:p>32.933</text:p>
          </table:table-cell>
          <table:table-cell office:value-type="percentage" office:value="0.74910720378500106" table:style-name="ce39">
            <text:p>74,9%</text:p>
          </table:table-cell>
          <table:table-cell office:value-type="float" office:value="465391" table:style-name="ce38">
            <text:p>465.391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88793555760340526" table:style-name="ce39">
            <text:p>88,8%</text:p>
          </table:table-cell>
          <table:table-cell office:value-type="percentage" office:value="0.79839939612801403" table:style-name="ce39">
            <text:p>79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9123" table:style-name="ce38">
            <text:p>229.123</text:p>
          </table:table-cell>
          <table:table-cell office:value-type="percentage" office:value="1" table:style-name="ce39">
            <text:p>100,0%</text:p>
          </table:table-cell>
          <table:table-cell office:value-type="float" office:value="250063" table:style-name="ce38">
            <text:p>250.063</text:p>
          </table:table-cell>
          <table:table-cell office:value-type="percentage" office:value="1" table:style-name="ce39">
            <text:p>100,0%</text:p>
          </table:table-cell>
          <table:table-cell office:value-type="float" office:value="318485" table:style-name="ce38">
            <text:p>318.485</text:p>
          </table:table-cell>
          <table:table-cell office:value-type="percentage" office:value="0.99971749195636816" table:style-name="ce39">
            <text:p>100,0%</text:p>
          </table:table-cell>
          <table:table-cell office:value-type="float" office:value="349074" table:style-name="ce38">
            <text:p>349.074</text:p>
          </table:table-cell>
          <table:table-cell office:value-type="percentage" office:value="0.91578408867318162" table:style-name="ce39">
            <text:p>91,6%</text:p>
          </table:table-cell>
          <table:table-cell office:value-type="float" office:value="315582" table:style-name="ce38">
            <text:p>315.582</text:p>
          </table:table-cell>
          <table:table-cell office:value-type="percentage" office:value="0.86864205006812456" table:style-name="ce39">
            <text:p>86,9%</text:p>
          </table:table-cell>
          <table:table-cell office:value-type="float" office:value="204990" table:style-name="ce38">
            <text:p>204.990</text:p>
          </table:table-cell>
          <table:table-cell office:value-type="percentage" office:value="0.76550789258466745" table:style-name="ce39">
            <text:p>76,6%</text:p>
          </table:table-cell>
          <table:table-cell office:value-type="float" office:value="160792" table:style-name="ce38">
            <text:p>160.792</text:p>
          </table:table-cell>
          <table:table-cell office:value-type="percentage" office:value="0.76202572438698424" table:style-name="ce39">
            <text:p>76,2%</text:p>
          </table:table-cell>
          <table:table-cell office:value-type="float" office:value="126835" table:style-name="ce38">
            <text:p>126.835</text:p>
          </table:table-cell>
          <table:table-cell office:value-type="percentage" office:value="0.76710696616709606" table:style-name="ce39">
            <text:p>76,7%</text:p>
          </table:table-cell>
          <table:table-cell office:value-type="float" office:value="1954944" table:style-name="ce38">
            <text:p>1.954.944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9830731996693403" table:style-name="ce39">
            <text:p>89,8%</text:p>
          </table:table-cell>
          <table:table-cell office:value-type="percentage" office:value="0.81628849087943722" table:style-name="ce39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608" table:style-name="ce38">
            <text:p>137.608</text:p>
          </table:table-cell>
          <table:table-cell office:value-type="percentage" office:value="1" table:style-name="ce39">
            <text:p>100,0%</text:p>
          </table:table-cell>
          <table:table-cell office:value-type="float" office:value="157791" table:style-name="ce38">
            <text:p>157.791</text:p>
          </table:table-cell>
          <table:table-cell office:value-type="percentage" office:value="0.99176623654156792" table:style-name="ce39">
            <text:p>99,2%</text:p>
          </table:table-cell>
          <table:table-cell office:value-type="float" office:value="220735" table:style-name="ce38">
            <text:p>220.735</text:p>
          </table:table-cell>
          <table:table-cell office:value-type="percentage" office:value="1" table:style-name="ce39">
            <text:p>100,0%</text:p>
          </table:table-cell>
          <table:table-cell office:value-type="float" office:value="284253" table:style-name="ce38">
            <text:p>284.253</text:p>
          </table:table-cell>
          <table:table-cell office:value-type="percentage" office:value="0.92446614066697452" table:style-name="ce39">
            <text:p>92,4%</text:p>
          </table:table-cell>
          <table:table-cell office:value-type="float" office:value="283426" table:style-name="ce38">
            <text:p>283.426</text:p>
          </table:table-cell>
          <table:table-cell office:value-type="percentage" office:value="0.85729495924139076" table:style-name="ce39">
            <text:p>85,7%</text:p>
          </table:table-cell>
          <table:table-cell office:value-type="float" office:value="199740" table:style-name="ce38">
            <text:p>199.740</text:p>
          </table:table-cell>
          <table:table-cell office:value-type="percentage" office:value="0.7511818308317757" table:style-name="ce39">
            <text:p>75,1%</text:p>
          </table:table-cell>
          <table:table-cell office:value-type="float" office:value="164084" table:style-name="ce38">
            <text:p>164.084</text:p>
          </table:table-cell>
          <table:table-cell office:value-type="percentage" office:value="0.75237173814360192" table:style-name="ce39">
            <text:p>75,2%</text:p>
          </table:table-cell>
          <table:table-cell office:value-type="float" office:value="135822" table:style-name="ce38">
            <text:p>135.822</text:p>
          </table:table-cell>
          <table:table-cell office:value-type="percentage" office:value="0.78071183868668526" table:style-name="ce39">
            <text:p>78,1%</text:p>
          </table:table-cell>
          <table:table-cell office:value-type="float" office:value="1583459" table:style-name="ce38">
            <text:p>1.583.459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87542735893285217" table:style-name="ce39">
            <text:p>87,5%</text:p>
          </table:table-cell>
          <table:table-cell office:value-type="percentage" office:value="0.77422391027668891" table:style-name="ce39">
            <text:p>77,4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7900" table:style-name="ce38">
            <text:p>457.900</text:p>
          </table:table-cell>
          <table:table-cell office:value-type="percentage" office:value="1" table:style-name="ce39">
            <text:p>100,0%</text:p>
          </table:table-cell>
          <table:table-cell office:value-type="float" office:value="616711" table:style-name="ce38">
            <text:p>616.711</text:p>
          </table:table-cell>
          <table:table-cell office:value-type="percentage" office:value="0.97075203213640338" table:style-name="ce39">
            <text:p>97,1%</text:p>
          </table:table-cell>
          <table:table-cell office:value-type="float" office:value="793893" table:style-name="ce38">
            <text:p>793.893</text:p>
          </table:table-cell>
          <table:table-cell office:value-type="percentage" office:value="0.94783687367475977" table:style-name="ce39">
            <text:p>94,8%</text:p>
          </table:table-cell>
          <table:table-cell office:value-type="float" office:value="1014024" table:style-name="ce38">
            <text:p>1.014.024</text:p>
          </table:table-cell>
          <table:table-cell office:value-type="percentage" office:value="0.92878052354870033" table:style-name="ce39">
            <text:p>92,9%</text:p>
          </table:table-cell>
          <table:table-cell office:value-type="float" office:value="1104156" table:style-name="ce38">
            <text:p>1.104.156</text:p>
          </table:table-cell>
          <table:table-cell office:value-type="percentage" office:value="0.83854323697270938" table:style-name="ce39">
            <text:p>83,9%</text:p>
          </table:table-cell>
          <table:table-cell office:value-type="float" office:value="728919" table:style-name="ce38">
            <text:p>728.919</text:p>
          </table:table-cell>
          <table:table-cell office:value-type="percentage" office:value="0.69776250847172072" table:style-name="ce39">
            <text:p>69,8%</text:p>
          </table:table-cell>
          <table:table-cell office:value-type="float" office:value="572005" table:style-name="ce38">
            <text:p>572.005</text:p>
          </table:table-cell>
          <table:table-cell office:value-type="percentage" office:value="0.68182278722427836" table:style-name="ce39">
            <text:p>68,2%</text:p>
          </table:table-cell>
          <table:table-cell office:value-type="float" office:value="461916" table:style-name="ce38">
            <text:p>461.916</text:p>
          </table:table-cell>
          <table:table-cell office:value-type="percentage" office:value="0.70396210714971519" table:style-name="ce39">
            <text:p>70,4%</text:p>
          </table:table-cell>
          <table:table-cell office:value-type="float" office:value="5749524" table:style-name="ce38">
            <text:p>5.749.524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83710288919043263" table:style-name="ce39">
            <text:p>83,7%</text:p>
          </table:table-cell>
          <table:table-cell office:value-type="percentage" office:value="0.73896787074420478" table:style-name="ce39">
            <text:p>73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6846" table:style-name="ce38">
            <text:p>296.846</text:p>
          </table:table-cell>
          <table:table-cell office:value-type="percentage" office:value="1" table:style-name="ce39">
            <text:p>100,0%</text:p>
          </table:table-cell>
          <table:table-cell office:value-type="float" office:value="433693" table:style-name="ce38">
            <text:p>433.693</text:p>
          </table:table-cell>
          <table:table-cell office:value-type="percentage" office:value="0.99047873530929831" table:style-name="ce39">
            <text:p>99,0%</text:p>
          </table:table-cell>
          <table:table-cell office:value-type="float" office:value="567318" table:style-name="ce38">
            <text:p>567.318</text:p>
          </table:table-cell>
          <table:table-cell office:value-type="percentage" office:value="0.97690829441666327" table:style-name="ce39">
            <text:p>97,7%</text:p>
          </table:table-cell>
          <table:table-cell office:value-type="float" office:value="711601" table:style-name="ce38">
            <text:p>711.601</text:p>
          </table:table-cell>
          <table:table-cell office:value-type="percentage" office:value="0.94585782378571215" table:style-name="ce39">
            <text:p>94,6%</text:p>
          </table:table-cell>
          <table:table-cell office:value-type="float" office:value="745822" table:style-name="ce38">
            <text:p>745.822</text:p>
          </table:table-cell>
          <table:table-cell office:value-type="percentage" office:value="0.87580144389070769" table:style-name="ce39">
            <text:p>87,6%</text:p>
          </table:table-cell>
          <table:table-cell office:value-type="float" office:value="494865" table:style-name="ce38">
            <text:p>494.865</text:p>
          </table:table-cell>
          <table:table-cell office:value-type="percentage" office:value="0.76278710584361831" table:style-name="ce39">
            <text:p>76,3%</text:p>
          </table:table-cell>
          <table:table-cell office:value-type="float" office:value="405595" table:style-name="ce38">
            <text:p>405.595</text:p>
          </table:table-cell>
          <table:table-cell office:value-type="percentage" office:value="0.78584492933895989" table:style-name="ce39">
            <text:p>78,6%</text:p>
          </table:table-cell>
          <table:table-cell office:value-type="float" office:value="343865" table:style-name="ce38">
            <text:p>343.865</text:p>
          </table:table-cell>
          <table:table-cell office:value-type="percentage" office:value="0.80998796318761179" table:style-name="ce39">
            <text:p>81,0%</text:p>
          </table:table-cell>
          <table:table-cell office:value-type="float" office:value="3999605" table:style-name="ce38">
            <text:p>3.999.605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89108645082866966" table:style-name="ce39">
            <text:p>89,1%</text:p>
          </table:table-cell>
          <table:table-cell office:value-type="percentage" office:value="0.79084948193254456" table:style-name="ce39">
            <text:p>79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194" table:style-name="ce38">
            <text:p>78.194</text:p>
          </table:table-cell>
          <table:table-cell office:value-type="percentage" office:value="1" table:style-name="ce39">
            <text:p>100,0%</text:p>
          </table:table-cell>
          <table:table-cell office:value-type="float" office:value="95814" table:style-name="ce38">
            <text:p>95.814</text:p>
          </table:table-cell>
          <table:table-cell office:value-type="percentage" office:value="1" table:style-name="ce39">
            <text:p>100,0%</text:p>
          </table:table-cell>
          <table:table-cell office:value-type="float" office:value="132371" table:style-name="ce38">
            <text:p>132.371</text:p>
          </table:table-cell>
          <table:table-cell office:value-type="percentage" office:value="1" table:style-name="ce39">
            <text:p>100,0%</text:p>
          </table:table-cell>
          <table:table-cell office:value-type="float" office:value="160861" table:style-name="ce38">
            <text:p>160.861</text:p>
          </table:table-cell>
          <table:table-cell office:value-type="percentage" office:value="0.95062523638426621" table:style-name="ce39">
            <text:p>95,1%</text:p>
          </table:table-cell>
          <table:table-cell office:value-type="float" office:value="145241" table:style-name="ce38">
            <text:p>145.241</text:p>
          </table:table-cell>
          <table:table-cell office:value-type="percentage" office:value="0.91063613678257493" table:style-name="ce39">
            <text:p>91,1%</text:p>
          </table:table-cell>
          <table:table-cell office:value-type="float" office:value="111101" table:style-name="ce38">
            <text:p>111.101</text:p>
          </table:table-cell>
          <table:table-cell office:value-type="percentage" office:value="0.83234815963559816" table:style-name="ce39">
            <text:p>83,2%</text:p>
          </table:table-cell>
          <table:table-cell office:value-type="float" office:value="89124" table:style-name="ce38">
            <text:p>89.124</text:p>
          </table:table-cell>
          <table:table-cell office:value-type="percentage" office:value="0.78648076244264031" table:style-name="ce39">
            <text:p>78,6%</text:p>
          </table:table-cell>
          <table:table-cell office:value-type="float" office:value="71380" table:style-name="ce38">
            <text:p>71.380</text:p>
          </table:table-cell>
          <table:table-cell office:value-type="percentage" office:value="0.84224188790560472" table:style-name="ce39">
            <text:p>84,2%</text:p>
          </table:table-cell>
          <table:table-cell office:value-type="float" office:value="884086" table:style-name="ce38">
            <text:p>884.086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92726210541441123" table:style-name="ce39">
            <text:p>92,7%</text:p>
          </table:table-cell>
          <table:table-cell office:value-type="percentage" office:value="0.83091804693102456" table:style-name="ce39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788" table:style-name="ce38">
            <text:p>241.788</text:p>
          </table:table-cell>
          <table:table-cell office:value-type="percentage" office:value="1" table:style-name="ce39">
            <text:p>100,0%</text:p>
          </table:table-cell>
          <table:table-cell office:value-type="float" office:value="290586" table:style-name="ce38">
            <text:p>290.586</text:p>
          </table:table-cell>
          <table:table-cell office:value-type="percentage" office:value="1" table:style-name="ce39">
            <text:p>100,0%</text:p>
          </table:table-cell>
          <table:table-cell office:value-type="float" office:value="343167" table:style-name="ce38">
            <text:p>343.167</text:p>
          </table:table-cell>
          <table:table-cell office:value-type="percentage" office:value="0.98916198508619968" table:style-name="ce39">
            <text:p>98,9%</text:p>
          </table:table-cell>
          <table:table-cell office:value-type="float" office:value="387831" table:style-name="ce38">
            <text:p>387.831</text:p>
          </table:table-cell>
          <table:table-cell office:value-type="percentage" office:value="0.95551000396660168" table:style-name="ce39">
            <text:p>95,6%</text:p>
          </table:table-cell>
          <table:table-cell office:value-type="float" office:value="402478" table:style-name="ce38">
            <text:p>402.478</text:p>
          </table:table-cell>
          <table:table-cell office:value-type="percentage" office:value="0.90807520401786013" table:style-name="ce39">
            <text:p>90,8%</text:p>
          </table:table-cell>
          <table:table-cell office:value-type="float" office:value="256835" table:style-name="ce38">
            <text:p>256.835</text:p>
          </table:table-cell>
          <table:table-cell office:value-type="percentage" office:value="0.79415165982288627" table:style-name="ce39">
            <text:p>79,4%</text:p>
          </table:table-cell>
          <table:table-cell office:value-type="float" office:value="190390" table:style-name="ce38">
            <text:p>190.390</text:p>
          </table:table-cell>
          <table:table-cell office:value-type="percentage" office:value="0.82426693104627657" table:style-name="ce39">
            <text:p>82,4%</text:p>
          </table:table-cell>
          <table:table-cell office:value-type="float" office:value="158990" table:style-name="ce38">
            <text:p>158.990</text:p>
          </table:table-cell>
          <table:table-cell office:value-type="percentage" office:value="0.88324342942218914" table:style-name="ce39">
            <text:p>88,3%</text:p>
          </table:table-cell>
          <table:table-cell office:value-type="float" office:value="2272065" table:style-name="ce38">
            <text:p>2.272.065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92567438460914797" table:style-name="ce39">
            <text:p>92,6%</text:p>
          </table:table-cell>
          <table:table-cell office:value-type="percentage" office:value="0.84093901182869768" table:style-name="ce39">
            <text:p>84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44" table:style-name="ce38">
            <text:p>23.344</text:p>
          </table:table-cell>
          <table:table-cell office:value-type="percentage" office:value="1" table:style-name="ce39">
            <text:p>100,0%</text:p>
          </table:table-cell>
          <table:table-cell office:value-type="float" office:value="28622" table:style-name="ce38">
            <text:p>28.622</text:p>
          </table:table-cell>
          <table:table-cell office:value-type="percentage" office:value="1" table:style-name="ce39">
            <text:p>100,0%</text:p>
          </table:table-cell>
          <table:table-cell office:value-type="float" office:value="37863" table:style-name="ce38">
            <text:p>37.863</text:p>
          </table:table-cell>
          <table:table-cell office:value-type="percentage" office:value="1" table:style-name="ce39">
            <text:p>100,0%</text:p>
          </table:table-cell>
          <table:table-cell office:value-type="float" office:value="45064" table:style-name="ce38">
            <text:p>45.064</text:p>
          </table:table-cell>
          <table:table-cell office:value-type="percentage" office:value="0.94545149378986237" table:style-name="ce39">
            <text:p>94,5%</text:p>
          </table:table-cell>
          <table:table-cell office:value-type="float" office:value="46841" table:style-name="ce38">
            <text:p>46.841</text:p>
          </table:table-cell>
          <table:table-cell office:value-type="percentage" office:value="0.8846771299601488" table:style-name="ce39">
            <text:p>88,5%</text:p>
          </table:table-cell>
          <table:table-cell office:value-type="float" office:value="29771" table:style-name="ce38">
            <text:p>29.771</text:p>
          </table:table-cell>
          <table:table-cell office:value-type="percentage" office:value="0.75716574683995019" table:style-name="ce39">
            <text:p>75,7%</text:p>
          </table:table-cell>
          <table:table-cell office:value-type="float" office:value="21895" table:style-name="ce38">
            <text:p>21.895</text:p>
          </table:table-cell>
          <table:table-cell office:value-type="percentage" office:value="0.71885875632017859" table:style-name="ce39">
            <text:p>71,9%</text:p>
          </table:table-cell>
          <table:table-cell office:value-type="float" office:value="19293" table:style-name="ce38">
            <text:p>19.293</text:p>
          </table:table-cell>
          <table:table-cell office:value-type="percentage" office:value="0.7556399812000627" table:style-name="ce39">
            <text:p>75,6%</text:p>
          </table:table-cell>
          <table:table-cell office:value-type="float" office:value="252693" table:style-name="ce38">
            <text:p>252.693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88985808360038032" table:style-name="ce39">
            <text:p>89,0%</text:p>
          </table:table-cell>
          <table:table-cell office:value-type="percentage" office:value="0.78987790468688457" table:style-name="ce39">
            <text:p>79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3423" table:style-name="ce38">
            <text:p>373.423</text:p>
          </table:table-cell>
          <table:table-cell office:value-type="percentage" office:value="1" table:style-name="ce39">
            <text:p>100,0%</text:p>
          </table:table-cell>
          <table:table-cell office:value-type="float" office:value="509869" table:style-name="ce38">
            <text:p>509.869</text:p>
          </table:table-cell>
          <table:table-cell office:value-type="percentage" office:value="0.96918345273826656" table:style-name="ce39">
            <text:p>96,9%</text:p>
          </table:table-cell>
          <table:table-cell office:value-type="float" office:value="684621" table:style-name="ce38">
            <text:p>684.621</text:p>
          </table:table-cell>
          <table:table-cell office:value-type="percentage" office:value="0.97340908800081893" table:style-name="ce39">
            <text:p>97,3%</text:p>
          </table:table-cell>
          <table:table-cell office:value-type="float" office:value="931155" table:style-name="ce38">
            <text:p>931.155</text:p>
          </table:table-cell>
          <table:table-cell office:value-type="percentage" office:value="0.95720731139421644" table:style-name="ce39">
            <text:p>95,7%</text:p>
          </table:table-cell>
          <table:table-cell office:value-type="float" office:value="1010765" table:style-name="ce38">
            <text:p>1.010.765</text:p>
          </table:table-cell>
          <table:table-cell office:value-type="percentage" office:value="0.86688691228169479" table:style-name="ce39">
            <text:p>86,7%</text:p>
          </table:table-cell>
          <table:table-cell office:value-type="float" office:value="712576" table:style-name="ce38">
            <text:p>712.576</text:p>
          </table:table-cell>
          <table:table-cell office:value-type="percentage" office:value="0.75036434859525714" table:style-name="ce39">
            <text:p>75,0%</text:p>
          </table:table-cell>
          <table:table-cell office:value-type="float" office:value="552659" table:style-name="ce38">
            <text:p>552.659</text:p>
          </table:table-cell>
          <table:table-cell office:value-type="percentage" office:value="0.74434694770867704" table:style-name="ce39">
            <text:p>74,4%</text:p>
          </table:table-cell>
          <table:table-cell office:value-type="float" office:value="397165" table:style-name="ce38">
            <text:p>397.165</text:p>
          </table:table-cell>
          <table:table-cell office:value-type="percentage" office:value="0.71749749793150297" table:style-name="ce39">
            <text:p>71,7%</text:p>
          </table:table-cell>
          <table:table-cell office:value-type="float" office:value="5172233" table:style-name="ce38">
            <text:p>5.172.233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86522039292150454" table:style-name="ce39">
            <text:p>86,5%</text:p>
          </table:table-cell>
          <table:table-cell office:value-type="percentage" office:value="0.76287882631689496" table:style-name="ce39">
            <text:p>76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785" table:style-name="ce38">
            <text:p>73.785</text:p>
          </table:table-cell>
          <table:table-cell office:value-type="percentage" office:value="1" table:style-name="ce39">
            <text:p>100,0%</text:p>
          </table:table-cell>
          <table:table-cell office:value-type="float" office:value="102718" table:style-name="ce38">
            <text:p>102.718</text:p>
          </table:table-cell>
          <table:table-cell office:value-type="percentage" office:value="0.99824099359566176" table:style-name="ce39">
            <text:p>99,8%</text:p>
          </table:table-cell>
          <table:table-cell office:value-type="float" office:value="147135" table:style-name="ce38">
            <text:p>147.135</text:p>
          </table:table-cell>
          <table:table-cell office:value-type="percentage" office:value="1" table:style-name="ce39">
            <text:p>100,0%</text:p>
          </table:table-cell>
          <table:table-cell office:value-type="float" office:value="205418" table:style-name="ce38">
            <text:p>205.418</text:p>
          </table:table-cell>
          <table:table-cell office:value-type="percentage" office:value="0.963246051693739" table:style-name="ce39">
            <text:p>96,3%</text:p>
          </table:table-cell>
          <table:table-cell office:value-type="float" office:value="227242" table:style-name="ce38">
            <text:p>227.242</text:p>
          </table:table-cell>
          <table:table-cell office:value-type="percentage" office:value="0.8941008903945199" table:style-name="ce39">
            <text:p>89,4%</text:p>
          </table:table-cell>
          <table:table-cell office:value-type="float" office:value="159511" table:style-name="ce38">
            <text:p>159.511</text:p>
          </table:table-cell>
          <table:table-cell office:value-type="percentage" office:value="0.76319957129801963" table:style-name="ce39">
            <text:p>76,3%</text:p>
          </table:table-cell>
          <table:table-cell office:value-type="float" office:value="132164" table:style-name="ce38">
            <text:p>132.164</text:p>
          </table:table-cell>
          <table:table-cell office:value-type="percentage" office:value="0.76728902512656172" table:style-name="ce39">
            <text:p>76,7%</text:p>
          </table:table-cell>
          <table:table-cell office:value-type="float" office:value="109663" table:style-name="ce38">
            <text:p>109.663</text:p>
          </table:table-cell>
          <table:table-cell office:value-type="percentage" office:value="0.7728515652529353" table:style-name="ce39">
            <text:p>77,3%</text:p>
          </table:table-cell>
          <table:table-cell office:value-type="float" office:value="1157636" table:style-name="ce38">
            <text:p>1.157.636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835991961146048" table:style-name="ce39">
            <text:p>88,4%</text:p>
          </table:table-cell>
          <table:table-cell office:value-type="percentage" office:value="0.76601173464897621" table:style-name="ce39">
            <text:p>76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66" table:style-name="ce38">
            <text:p>42.466</text:p>
          </table:table-cell>
          <table:table-cell office:value-type="percentage" office:value="1" table:style-name="ce39">
            <text:p>100,0%</text:p>
          </table:table-cell>
          <table:table-cell office:value-type="float" office:value="55816" table:style-name="ce38">
            <text:p>55.816</text:p>
          </table:table-cell>
          <table:table-cell office:value-type="percentage" office:value="1" table:style-name="ce39">
            <text:p>100,0%</text:p>
          </table:table-cell>
          <table:table-cell office:value-type="float" office:value="71898" table:style-name="ce38">
            <text:p>71.898</text:p>
          </table:table-cell>
          <table:table-cell office:value-type="percentage" office:value="0.97364714804181784" table:style-name="ce39">
            <text:p>97,4%</text:p>
          </table:table-cell>
          <table:table-cell office:value-type="float" office:value="91233" table:style-name="ce38">
            <text:p>91.233</text:p>
          </table:table-cell>
          <table:table-cell office:value-type="percentage" office:value="0.94352286594824908" table:style-name="ce39">
            <text:p>94,4%</text:p>
          </table:table-cell>
          <table:table-cell office:value-type="float" office:value="94155" table:style-name="ce38">
            <text:p>94.155</text:p>
          </table:table-cell>
          <table:table-cell office:value-type="percentage" office:value="0.871789411307198" table:style-name="ce39">
            <text:p>87,2%</text:p>
          </table:table-cell>
          <table:table-cell office:value-type="float" office:value="61762" table:style-name="ce38">
            <text:p>61.762</text:p>
          </table:table-cell>
          <table:table-cell office:value-type="percentage" office:value="0.75929727935481495" table:style-name="ce39">
            <text:p>75,9%</text:p>
          </table:table-cell>
          <table:table-cell office:value-type="float" office:value="52089" table:style-name="ce38">
            <text:p>52.089</text:p>
          </table:table-cell>
          <table:table-cell office:value-type="percentage" office:value="0.7645867277290942" table:style-name="ce39">
            <text:p>76,5%</text:p>
          </table:table-cell>
          <table:table-cell office:value-type="float" office:value="43265" table:style-name="ce38">
            <text:p>43.265</text:p>
          </table:table-cell>
          <table:table-cell office:value-type="percentage" office:value="0.76727317869050149" table:style-name="ce39">
            <text:p>76,7%</text:p>
          </table:table-cell>
          <table:table-cell office:value-type="float" office:value="512684" table:style-name="ce38">
            <text:p>512.684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88187919924865055" table:style-name="ce39">
            <text:p>88,2%</text:p>
          </table:table-cell>
          <table:table-cell office:value-type="percentage" office:value="0.7753876681231161" table:style-name="ce39">
            <text:p>77,5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4001" table:style-name="ce38">
            <text:p>164.001</text:p>
          </table:table-cell>
          <table:table-cell office:value-type="percentage" office:value="1" table:style-name="ce39">
            <text:p>100,0%</text:p>
          </table:table-cell>
          <table:table-cell office:value-type="float" office:value="213481" table:style-name="ce38">
            <text:p>213.481</text:p>
          </table:table-cell>
          <table:table-cell office:value-type="percentage" office:value="1" table:style-name="ce39">
            <text:p>100,0%</text:p>
          </table:table-cell>
          <table:table-cell office:value-type="float" office:value="277622" table:style-name="ce38">
            <text:p>277.622</text:p>
          </table:table-cell>
          <table:table-cell office:value-type="percentage" office:value="0.99108593133632494" table:style-name="ce39">
            <text:p>99,1%</text:p>
          </table:table-cell>
          <table:table-cell office:value-type="float" office:value="321271" table:style-name="ce38">
            <text:p>321.271</text:p>
          </table:table-cell>
          <table:table-cell office:value-type="percentage" office:value="0.94497863090738488" table:style-name="ce39">
            <text:p>94,5%</text:p>
          </table:table-cell>
          <table:table-cell office:value-type="float" office:value="316010" table:style-name="ce38">
            <text:p>316.010</text:p>
          </table:table-cell>
          <table:table-cell office:value-type="percentage" office:value="0.87263519204270257" table:style-name="ce39">
            <text:p>87,3%</text:p>
          </table:table-cell>
          <table:table-cell office:value-type="float" office:value="194945" table:style-name="ce38">
            <text:p>194.945</text:p>
          </table:table-cell>
          <table:table-cell office:value-type="percentage" office:value="0.74822582068986698" table:style-name="ce39">
            <text:p>74,8%</text:p>
          </table:table-cell>
          <table:table-cell office:value-type="float" office:value="148774" table:style-name="ce38">
            <text:p>148.774</text:p>
          </table:table-cell>
          <table:table-cell office:value-type="percentage" office:value="0.73820794506137921" table:style-name="ce39">
            <text:p>73,8%</text:p>
          </table:table-cell>
          <table:table-cell office:value-type="float" office:value="131370" table:style-name="ce38">
            <text:p>131.370</text:p>
          </table:table-cell>
          <table:table-cell office:value-type="percentage" office:value="0.77915376676986581" table:style-name="ce39">
            <text:p>77,9%</text:p>
          </table:table-cell>
          <table:table-cell office:value-type="float" office:value="1767474" table:style-name="ce38">
            <text:p>1.767.474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8908895064021497" table:style-name="ce39">
            <text:p>89,1%</text:p>
          </table:table-cell>
          <table:table-cell office:value-type="percentage" office:value="0.79597875077009539" table:style-name="ce39">
            <text:p>79,6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89" table:style-name="ce38">
            <text:p>2.389</text:p>
          </table:table-cell>
          <table:table-cell office:value-type="percentage" office:value="0.9170825335892514" table:style-name="ce39">
            <text:p>91,7%</text:p>
          </table:table-cell>
          <table:table-cell office:value-type="float" office:value="3877" table:style-name="ce38">
            <text:p>3.877</text:p>
          </table:table-cell>
          <table:table-cell office:value-type="percentage" office:value="0.89786938397406202" table:style-name="ce39">
            <text:p>89,8%</text:p>
          </table:table-cell>
          <table:table-cell office:value-type="float" office:value="7575" table:style-name="ce38">
            <text:p>7.575</text:p>
          </table:table-cell>
          <table:table-cell office:value-type="percentage" office:value="0.96410843833524251" table:style-name="ce39">
            <text:p>96,4%</text:p>
          </table:table-cell>
          <table:table-cell office:value-type="float" office:value="10383" table:style-name="ce38">
            <text:p>10.383</text:p>
          </table:table-cell>
          <table:table-cell office:value-type="percentage" office:value="0.89849428868120462" table:style-name="ce39">
            <text:p>89,8%</text:p>
          </table:table-cell>
          <table:table-cell office:value-type="float" office:value="10828" table:style-name="ce38">
            <text:p>10.828</text:p>
          </table:table-cell>
          <table:table-cell office:value-type="percentage" office:value="0.85651004587881663" table:style-name="ce39">
            <text:p>85,7%</text:p>
          </table:table-cell>
          <table:table-cell office:value-type="float" office:value="8656" table:style-name="ce38">
            <text:p>8.656</text:p>
          </table:table-cell>
          <table:table-cell office:value-type="percentage" office:value="0.72776189675466618" table:style-name="ce39">
            <text:p>72,8%</text:p>
          </table:table-cell>
          <table:table-cell office:value-type="float" office:value="8108" table:style-name="ce38">
            <text:p>8.108</text:p>
          </table:table-cell>
          <table:table-cell office:value-type="percentage" office:value="0.73930883559770222" table:style-name="ce39">
            <text:p>73,9%</text:p>
          </table:table-cell>
          <table:table-cell office:value-type="float" office:value="6739" table:style-name="ce38">
            <text:p>6.739</text:p>
          </table:table-cell>
          <table:table-cell office:value-type="percentage" office:value="0.73843962305500765" table:style-name="ce39">
            <text:p>73,8%</text:p>
          </table:table-cell>
          <table:table-cell office:value-type="float" office:value="58555" table:style-name="ce38">
            <text:p>58.555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82512506165010924" table:style-name="ce39">
            <text:p>82,5%</text:p>
          </table:table-cell>
          <table:table-cell office:value-type="percentage" office:value="0.69541103536733095" table:style-name="ce39">
            <text:p>69,5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2003" table:style-name="ce38">
            <text:p>2.003</text:p>
          </table:table-cell>
          <table:table-cell office:value-type="percentage" office:value="0.85270327799063428" table:style-name="ce39">
            <text:p>85,3%</text:p>
          </table:table-cell>
          <table:table-cell office:value-type="float" office:value="3294" table:style-name="ce38">
            <text:p>3.294</text:p>
          </table:table-cell>
          <table:table-cell office:value-type="percentage" office:value="0.87886872998932764" table:style-name="ce39">
            <text:p>87,9%</text:p>
          </table:table-cell>
          <table:table-cell office:value-type="float" office:value="7068" table:style-name="ce38">
            <text:p>7.068</text:p>
          </table:table-cell>
          <table:table-cell office:value-type="percentage" office:value="0.90302798006899199" table:style-name="ce39">
            <text:p>90,3%</text:p>
          </table:table-cell>
          <table:table-cell office:value-type="float" office:value="9520" table:style-name="ce38">
            <text:p>9.520</text:p>
          </table:table-cell>
          <table:table-cell office:value-type="percentage" office:value="0.84255243826887338" table:style-name="ce39">
            <text:p>84,3%</text:p>
          </table:table-cell>
          <table:table-cell office:value-type="float" office:value="9813" table:style-name="ce38">
            <text:p>9.813</text:p>
          </table:table-cell>
          <table:table-cell office:value-type="percentage" office:value="0.81761373104482582" table:style-name="ce39">
            <text:p>81,8%</text:p>
          </table:table-cell>
          <table:table-cell office:value-type="float" office:value="8226" table:style-name="ce38">
            <text:p>8.226</text:p>
          </table:table-cell>
          <table:table-cell office:value-type="percentage" office:value="0.6779856589466744" table:style-name="ce39">
            <text:p>67,8%</text:p>
          </table:table-cell>
          <table:table-cell office:value-type="float" office:value="7999" table:style-name="ce38">
            <text:p>7.999</text:p>
          </table:table-cell>
          <table:table-cell office:value-type="percentage" office:value="0.66686119216340145" table:style-name="ce39">
            <text:p>66,7%</text:p>
          </table:table-cell>
          <table:table-cell office:value-type="float" office:value="6851" table:style-name="ce38">
            <text:p>6.851</text:p>
          </table:table-cell>
          <table:table-cell office:value-type="percentage" office:value="0.71558387298934611" table:style-name="ce39">
            <text:p>71,6%</text:p>
          </table:table-cell>
          <table:table-cell office:value-type="float" office:value="54774" table:style-name="ce38">
            <text:p>54.774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7225880130274793" table:style-name="ce39">
            <text:p>77,2%</text:p>
          </table:table-cell>
          <table:table-cell office:value-type="percentage" office:value="0.62903670356929575" table:style-name="ce39">
            <text:p>62,9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516" table:style-name="ce38">
            <text:p>3.516</text:p>
          </table:table-cell>
          <table:table-cell office:value-type="string" table:style-name="ce39">
            <text:p>-</text:p>
          </table:table-cell>
          <table:table-cell office:value-type="float" office:value="9498" table:style-name="ce38">
            <text:p>9.498</text:p>
          </table:table-cell>
          <table:table-cell office:value-type="string" table:style-name="ce39">
            <text:p>-</text:p>
          </table:table-cell>
          <table:table-cell office:value-type="float" office:value="21904" table:style-name="ce38">
            <text:p>21.904</text:p>
          </table:table-cell>
          <table:table-cell office:value-type="string" table:style-name="ce39">
            <text:p>-</text:p>
          </table:table-cell>
          <table:table-cell office:value-type="float" office:value="31605" table:style-name="ce38">
            <text:p>31.605</text:p>
          </table:table-cell>
          <table:table-cell office:value-type="string" table:style-name="ce39">
            <text:p>-</text:p>
          </table:table-cell>
          <table:table-cell office:value-type="float" office:value="24222" table:style-name="ce38">
            <text:p>24.222</text:p>
          </table:table-cell>
          <table:table-cell office:value-type="string" table:style-name="ce39">
            <text:p>-</text:p>
          </table:table-cell>
          <table:table-cell office:value-type="float" office:value="1058" table:style-name="ce38">
            <text:p>1.058</text:p>
          </table:table-cell>
          <table:table-cell office:value-type="string" table:style-name="ce39">
            <text:p>-</text:p>
          </table:table-cell>
          <table:table-cell office:value-type="float" office:value="91853" table:style-name="ce38">
            <text:p>91.853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21" table:style-name="ce41">
            <text:p>21</text:p>
          </table:table-cell>
          <table:table-cell office:value-type="string" table:style-name="ce42">
            <text:p>-</text:p>
          </table:table-cell>
          <table:table-cell office:value-type="float" office:value="22" table:style-name="ce41">
            <text:p>22</text:p>
          </table:table-cell>
          <table:table-cell office:value-type="string" table:style-name="ce42">
            <text:p>-</text:p>
          </table:table-cell>
          <table:table-cell office:value-type="float" office:value="169" table:style-name="ce41">
            <text:p>169</text:p>
          </table:table-cell>
          <table:table-cell office:value-type="string" table:style-name="ce42">
            <text:p>-</text:p>
          </table:table-cell>
          <table:table-cell office:value-type="float" office:value="486" table:style-name="ce41">
            <text:p>486</text:p>
          </table:table-cell>
          <table:table-cell office:value-type="string" table:style-name="ce42">
            <text:p>-</text:p>
          </table:table-cell>
          <table:table-cell office:value-type="float" office:value="925" table:style-name="ce41">
            <text:p>925</text:p>
          </table:table-cell>
          <table:table-cell office:value-type="string" table:style-name="ce42">
            <text:p>-</text:p>
          </table:table-cell>
          <table:table-cell office:value-type="float" office:value="1032" table:style-name="ce41">
            <text:p>1.032</text:p>
          </table:table-cell>
          <table:table-cell office:value-type="string" table:style-name="ce42">
            <text:p>-</text:p>
          </table:table-cell>
          <table:table-cell office:value-type="float" office:value="947" table:style-name="ce41">
            <text:p>947</text:p>
          </table:table-cell>
          <table:table-cell office:value-type="string" table:style-name="ce42">
            <text:p>-</text:p>
          </table:table-cell>
          <table:table-cell office:value-type="float" office:value="144" table:style-name="ce41">
            <text:p>144</text:p>
          </table:table-cell>
          <table:table-cell office:value-type="string" table:style-name="ce42">
            <text:p>-</text:p>
          </table:table-cell>
          <table:table-cell office:value-type="float" office:value="3746" table:style-name="ce41">
            <text:p>3.746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table:number-columns-repeated="24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32777" table:style-name="ce45">
            <text:p>2.932.777</text:p>
          </table:table-cell>
          <table:table-cell office:value-type="percentage" office:value="1" table:style-name="ce46">
            <text:p>100,0%</text:p>
          </table:table-cell>
          <table:table-cell office:value-type="float" office:value="3934194" table:style-name="ce45">
            <text:p>3.934.194</text:p>
          </table:table-cell>
          <table:table-cell office:value-type="percentage" office:value="0.99347204387828925" table:style-name="ce46">
            <text:p>99,3%</text:p>
          </table:table-cell>
          <table:table-cell office:value-type="float" office:value="5246259" table:style-name="ce45">
            <text:p>5.246.259</text:p>
          </table:table-cell>
          <table:table-cell office:value-type="percentage" office:value="0.98300033014888932" table:style-name="ce46">
            <text:p>98,3%</text:p>
          </table:table-cell>
          <table:table-cell office:value-type="float" office:value="6620035" table:style-name="ce45">
            <text:p>6.620.035</text:p>
          </table:table-cell>
          <table:table-cell office:value-type="percentage" office:value="0.94124086169434407" table:style-name="ce46">
            <text:p>94,1%</text:p>
          </table:table-cell>
          <table:table-cell office:value-type="float" office:value="6858533" table:style-name="ce45">
            <text:p>6.858.533</text:p>
          </table:table-cell>
          <table:table-cell office:value-type="percentage" office:value="0.86907774549506656" table:style-name="ce46">
            <text:p>86,9%</text:p>
          </table:table-cell>
          <table:table-cell office:value-type="float" office:value="4702640" table:style-name="ce45">
            <text:p>4.702.640</text:p>
          </table:table-cell>
          <table:table-cell office:value-type="percentage" office:value="0.75478905618143799" table:style-name="ce46">
            <text:p>75,5%</text:p>
          </table:table-cell>
          <table:table-cell office:value-type="float" office:value="3714069" table:style-name="ce45">
            <text:p>3.714.069</text:p>
          </table:table-cell>
          <table:table-cell office:value-type="percentage" office:value="0.75113031484597459" table:style-name="ce46">
            <text:p>75,1%</text:p>
          </table:table-cell>
          <table:table-cell office:value-type="float" office:value="2999764" table:style-name="ce45">
            <text:p>2.999.764</text:p>
          </table:table-cell>
          <table:table-cell office:value-type="percentage" office:value="0.77140813117850093" table:style-name="ce46">
            <text:p>77,1%</text:p>
          </table:table-cell>
          <table:table-cell office:value-type="float" office:value="37008271" table:style-name="ce45">
            <text:p>37.008.271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87864252148993871" table:style-name="ce46">
            <text:p>87,9%</text:p>
          </table:table-cell>
          <table:table-cell office:value-type="percentage" office:value="0.77992941951762873" table:style-name="ce46">
            <text:p>78,0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office:value-type="string" table:style-name="ce32">
            <text:p>% pauta completa sobre Total Población INE</text:p>
          </table:table-cell>
          <table:table-cell table:number-columns-repeated="16363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6665" table:style-name="ce35">
            <text:p>426.665</text:p>
          </table:table-cell>
          <table:table-cell office:value-type="percentage" office:value="1" table:style-name="ce36">
            <text:p>100,0%</text:p>
          </table:table-cell>
          <table:table-cell office:value-type="float" office:value="646939" table:style-name="ce35">
            <text:p>646.939</text:p>
          </table:table-cell>
          <table:table-cell office:value-type="percentage" office:value="0.99470771747637154" table:style-name="ce36">
            <text:p>99,5%</text:p>
          </table:table-cell>
          <table:table-cell office:value-type="float" office:value="905120" table:style-name="ce35">
            <text:p>905.120</text:p>
          </table:table-cell>
          <table:table-cell office:value-type="percentage" office:value="0.98796372197911475" table:style-name="ce36">
            <text:p>98,8%</text:p>
          </table:table-cell>
          <table:table-cell office:value-type="float" office:value="1185420" table:style-name="ce35">
            <text:p>1.185.420</text:p>
          </table:table-cell>
          <table:table-cell office:value-type="percentage" office:value="0.9370753528992799" table:style-name="ce36">
            <text:p>93,7%</text:p>
          </table:table-cell>
          <table:table-cell office:value-type="float" office:value="1197627" table:style-name="ce35">
            <text:p>1.197.627</text:p>
          </table:table-cell>
          <table:table-cell office:value-type="percentage" office:value="0.86464146633417904" table:style-name="ce36">
            <text:p>86,5%</text:p>
          </table:table-cell>
          <table:table-cell office:value-type="float" office:value="842776" table:style-name="ce35">
            <text:p>842.776</text:p>
          </table:table-cell>
          <table:table-cell office:value-type="percentage" office:value="0.73913649770175327" table:style-name="ce36">
            <text:p>73,9%</text:p>
          </table:table-cell>
          <table:table-cell office:value-type="float" office:value="643202" table:style-name="ce35">
            <text:p>643.202</text:p>
          </table:table-cell>
          <table:table-cell office:value-type="percentage" office:value="0.69260406257537643" table:style-name="ce36">
            <text:p>69,3%</text:p>
          </table:table-cell>
          <table:table-cell office:value-type="float" office:value="411851" table:style-name="ce35">
            <text:p>411.851</text:p>
          </table:table-cell>
          <table:table-cell office:value-type="percentage" office:value="0.54701443870225674" table:style-name="ce36">
            <text:p>54,7%</text:p>
          </table:table-cell>
          <table:table-cell office:value-type="float" office:value="6259600" table:style-name="ce35">
            <text:p>6.259.600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3999208263581127" table:style-name="ce36">
            <text:p>84,0%</text:p>
          </table:table-cell>
          <table:table-cell office:value-type="percentage" office:value="0.73951985554576682" table:style-name="ce36">
            <text:p>74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651" table:style-name="ce38">
            <text:p>99.651</text:p>
          </table:table-cell>
          <table:table-cell office:value-type="percentage" office:value="1" table:style-name="ce39">
            <text:p>100,0%</text:p>
          </table:table-cell>
          <table:table-cell office:value-type="float" office:value="118127" table:style-name="ce38">
            <text:p>118.127</text:p>
          </table:table-cell>
          <table:table-cell office:value-type="percentage" office:value="0.99303938464125086" table:style-name="ce39">
            <text:p>99,3%</text:p>
          </table:table-cell>
          <table:table-cell office:value-type="float" office:value="150916" table:style-name="ce38">
            <text:p>150.916</text:p>
          </table:table-cell>
          <table:table-cell office:value-type="percentage" office:value="0.96513970339010147" table:style-name="ce39">
            <text:p>96,5%</text:p>
          </table:table-cell>
          <table:table-cell office:value-type="float" office:value="181480" table:style-name="ce38">
            <text:p>181.480</text:p>
          </table:table-cell>
          <table:table-cell office:value-type="percentage" office:value="0.91533596279745388" table:style-name="ce39">
            <text:p>91,5%</text:p>
          </table:table-cell>
          <table:table-cell office:value-type="float" office:value="180252" table:style-name="ce38">
            <text:p>180.252</text:p>
          </table:table-cell>
          <table:table-cell office:value-type="percentage" office:value="0.83860372284745255" table:style-name="ce39">
            <text:p>83,9%</text:p>
          </table:table-cell>
          <table:table-cell office:value-type="float" office:value="112874" table:style-name="ce38">
            <text:p>112.874</text:p>
          </table:table-cell>
          <table:table-cell office:value-type="percentage" office:value="0.68705793555141648" table:style-name="ce39">
            <text:p>68,7%</text:p>
          </table:table-cell>
          <table:table-cell office:value-type="float" office:value="88455" table:style-name="ce38">
            <text:p>88.455</text:p>
          </table:table-cell>
          <table:table-cell office:value-type="percentage" office:value="0.67833068764810089" table:style-name="ce39">
            <text:p>67,8%</text:p>
          </table:table-cell>
          <table:table-cell office:value-type="float" office:value="51880" table:style-name="ce38">
            <text:p>51.880</text:p>
          </table:table-cell>
          <table:table-cell office:value-type="percentage" office:value="0.50315685342695593" table:style-name="ce39">
            <text:p>50,3%</text:p>
          </table:table-cell>
          <table:table-cell office:value-type="float" office:value="983635" table:style-name="ce38">
            <text:p>983.635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2997787591951633" table:style-name="ce39">
            <text:p>83,0%</text:p>
          </table:table-cell>
          <table:table-cell office:value-type="percentage" office:value="0.7399139906919785" table:style-name="ce39">
            <text:p>74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906" table:style-name="ce38">
            <text:p>87.906</text:p>
          </table:table-cell>
          <table:table-cell office:value-type="percentage" office:value="1" table:style-name="ce39">
            <text:p>100,0%</text:p>
          </table:table-cell>
          <table:table-cell office:value-type="float" office:value="113678" table:style-name="ce38">
            <text:p>113.678</text:p>
          </table:table-cell>
          <table:table-cell office:value-type="percentage" office:value="1" table:style-name="ce39">
            <text:p>100,0%</text:p>
          </table:table-cell>
          <table:table-cell office:value-type="float" office:value="145706" table:style-name="ce38">
            <text:p>145.706</text:p>
          </table:table-cell>
          <table:table-cell office:value-type="percentage" office:value="0.97363215994440433" table:style-name="ce39">
            <text:p>97,4%</text:p>
          </table:table-cell>
          <table:table-cell office:value-type="float" office:value="151171" table:style-name="ce38">
            <text:p>151.171</text:p>
          </table:table-cell>
          <table:table-cell office:value-type="percentage" office:value="0.92945371822066469" table:style-name="ce39">
            <text:p>92,9%</text:p>
          </table:table-cell>
          <table:table-cell office:value-type="float" office:value="147306" table:style-name="ce38">
            <text:p>147.306</text:p>
          </table:table-cell>
          <table:table-cell office:value-type="percentage" office:value="0.88210883090907999" table:style-name="ce39">
            <text:p>88,2%</text:p>
          </table:table-cell>
          <table:table-cell office:value-type="float" office:value="84586" table:style-name="ce38">
            <text:p>84.586</text:p>
          </table:table-cell>
          <table:table-cell office:value-type="percentage" office:value="0.73905863644703851" table:style-name="ce39">
            <text:p>73,9%</text:p>
          </table:table-cell>
          <table:table-cell office:value-type="float" office:value="58141" table:style-name="ce38">
            <text:p>58.141</text:p>
          </table:table-cell>
          <table:table-cell office:value-type="percentage" office:value="0.7349294029907345" table:style-name="ce39">
            <text:p>73,5%</text:p>
          </table:table-cell>
          <table:table-cell office:value-type="float" office:value="36259" table:style-name="ce38">
            <text:p>36.259</text:p>
          </table:table-cell>
          <table:table-cell office:value-type="percentage" office:value="0.56654687500000001" table:style-name="ce39">
            <text:p>56,7%</text:p>
          </table:table-cell>
          <table:table-cell office:value-type="float" office:value="824753" table:style-name="ce38">
            <text:p>824.753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8310221248555831" table:style-name="ce39">
            <text:p>88,3%</text:p>
          </table:table-cell>
          <table:table-cell office:value-type="percentage" office:value="0.80954647893959863" table:style-name="ce39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593" table:style-name="ce38">
            <text:p>50.593</text:p>
          </table:table-cell>
          <table:table-cell office:value-type="percentage" office:value="1" table:style-name="ce39">
            <text:p>100,0%</text:p>
          </table:table-cell>
          <table:table-cell office:value-type="float" office:value="78325" table:style-name="ce38">
            <text:p>78.325</text:p>
          </table:table-cell>
          <table:table-cell office:value-type="percentage" office:value="0.97278801728848929" table:style-name="ce39">
            <text:p>97,3%</text:p>
          </table:table-cell>
          <table:table-cell office:value-type="float" office:value="107083" table:style-name="ce38">
            <text:p>107.083</text:p>
          </table:table-cell>
          <table:table-cell office:value-type="percentage" office:value="0.91343586593989645" table:style-name="ce39">
            <text:p>91,3%</text:p>
          </table:table-cell>
          <table:table-cell office:value-type="float" office:value="144725" table:style-name="ce38">
            <text:p>144.725</text:p>
          </table:table-cell>
          <table:table-cell office:value-type="percentage" office:value="0.87290481733686376" table:style-name="ce39">
            <text:p>87,3%</text:p>
          </table:table-cell>
          <table:table-cell office:value-type="float" office:value="157814" table:style-name="ce38">
            <text:p>157.814</text:p>
          </table:table-cell>
          <table:table-cell office:value-type="percentage" office:value="0.76544826649593545" table:style-name="ce39">
            <text:p>76,5%</text:p>
          </table:table-cell>
          <table:table-cell office:value-type="float" office:value="111661" table:style-name="ce38">
            <text:p>111.661</text:p>
          </table:table-cell>
          <table:table-cell office:value-type="percentage" office:value="0.61289224807478027" table:style-name="ce39">
            <text:p>61,3%</text:p>
          </table:table-cell>
          <table:table-cell office:value-type="float" office:value="82766" table:style-name="ce38">
            <text:p>82.766</text:p>
          </table:table-cell>
          <table:table-cell office:value-type="percentage" office:value="0.60000579953893662" table:style-name="ce39">
            <text:p>60,0%</text:p>
          </table:table-cell>
          <table:table-cell office:value-type="float" office:value="60141" table:style-name="ce38">
            <text:p>60.141</text:p>
          </table:table-cell>
          <table:table-cell office:value-type="percentage" office:value="0.62988060326770001" table:style-name="ce39">
            <text:p>63,0%</text:p>
          </table:table-cell>
          <table:table-cell office:value-type="float" office:value="793108" table:style-name="ce38">
            <text:p>793.108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6638640520955836" table:style-name="ce39">
            <text:p>76,6%</text:p>
          </table:table-cell>
          <table:table-cell office:value-type="percentage" office:value="0.6769772855115006" table:style-name="ce39">
            <text:p>67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352" table:style-name="ce38">
            <text:p>91.352</text:p>
          </table:table-cell>
          <table:table-cell office:value-type="percentage" office:value="1" table:style-name="ce39">
            <text:p>100,0%</text:p>
          </table:table-cell>
          <table:table-cell office:value-type="float" office:value="149474" table:style-name="ce38">
            <text:p>149.474</text:p>
          </table:table-cell>
          <table:table-cell office:value-type="percentage" office:value="0.96727517456044421" table:style-name="ce39">
            <text:p>96,7%</text:p>
          </table:table-cell>
          <table:table-cell office:value-type="float" office:value="215259" table:style-name="ce38">
            <text:p>215.259</text:p>
          </table:table-cell>
          <table:table-cell office:value-type="percentage" office:value="0.9156372824256036" table:style-name="ce39">
            <text:p>91,6%</text:p>
          </table:table-cell>
          <table:table-cell office:value-type="float" office:value="314464" table:style-name="ce38">
            <text:p>314.464</text:p>
          </table:table-cell>
          <table:table-cell office:value-type="percentage" office:value="0.89715616013146482" table:style-name="ce39">
            <text:p>89,7%</text:p>
          </table:table-cell>
          <table:table-cell office:value-type="float" office:value="306873" table:style-name="ce38">
            <text:p>306.873</text:p>
          </table:table-cell>
          <table:table-cell office:value-type="percentage" office:value="0.79106474464070287" table:style-name="ce39">
            <text:p>79,1%</text:p>
          </table:table-cell>
          <table:table-cell office:value-type="float" office:value="209892" table:style-name="ce38">
            <text:p>209.892</text:p>
          </table:table-cell>
          <table:table-cell office:value-type="percentage" office:value="0.67503714614677068" table:style-name="ce39">
            <text:p>67,5%</text:p>
          </table:table-cell>
          <table:table-cell office:value-type="float" office:value="163757" table:style-name="ce38">
            <text:p>163.757</text:p>
          </table:table-cell>
          <table:table-cell office:value-type="percentage" office:value="0.65047984492428934" table:style-name="ce39">
            <text:p>65,0%</text:p>
          </table:table-cell>
          <table:table-cell office:value-type="float" office:value="113951" table:style-name="ce38">
            <text:p>113.951</text:p>
          </table:table-cell>
          <table:table-cell office:value-type="percentage" office:value="0.63377586945277176" table:style-name="ce39">
            <text:p>63,4%</text:p>
          </table:table-cell>
          <table:table-cell office:value-type="float" office:value="1565022" table:style-name="ce38">
            <text:p>1.565.022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79816541835010058" table:style-name="ce39">
            <text:p>79,8%</text:p>
          </table:table-cell>
          <table:table-cell office:value-type="percentage" office:value="0.7192355346073811" table:style-name="ce39">
            <text:p>71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923" table:style-name="ce38">
            <text:p>41.923</text:p>
          </table:table-cell>
          <table:table-cell office:value-type="percentage" office:value="1" table:style-name="ce39">
            <text:p>100,0%</text:p>
          </table:table-cell>
          <table:table-cell office:value-type="float" office:value="55676" table:style-name="ce38">
            <text:p>55.676</text:p>
          </table:table-cell>
          <table:table-cell office:value-type="percentage" office:value="1" table:style-name="ce39">
            <text:p>100,0%</text:p>
          </table:table-cell>
          <table:table-cell office:value-type="float" office:value="75098" table:style-name="ce38">
            <text:p>75.098</text:p>
          </table:table-cell>
          <table:table-cell office:value-type="percentage" office:value="0.97094834830952226" table:style-name="ce39">
            <text:p>97,1%</text:p>
          </table:table-cell>
          <table:table-cell office:value-type="float" office:value="81962" table:style-name="ce38">
            <text:p>81.962</text:p>
          </table:table-cell>
          <table:table-cell office:value-type="percentage" office:value="0.91105331021297409" table:style-name="ce39">
            <text:p>91,1%</text:p>
          </table:table-cell>
          <table:table-cell office:value-type="float" office:value="83909" table:style-name="ce38">
            <text:p>83.909</text:p>
          </table:table-cell>
          <table:table-cell office:value-type="percentage" office:value="0.85823727357342305" table:style-name="ce39">
            <text:p>85,8%</text:p>
          </table:table-cell>
          <table:table-cell office:value-type="float" office:value="45817" table:style-name="ce38">
            <text:p>45.817</text:p>
          </table:table-cell>
          <table:table-cell office:value-type="percentage" office:value="0.65013551289146199" table:style-name="ce39">
            <text:p>65,0%</text:p>
          </table:table-cell>
          <table:table-cell office:value-type="float" office:value="29445" table:style-name="ce38">
            <text:p>29.445</text:p>
          </table:table-cell>
          <table:table-cell office:value-type="percentage" office:value="0.58301158301158296" table:style-name="ce39">
            <text:p>58,3%</text:p>
          </table:table-cell>
          <table:table-cell office:value-type="float" office:value="6971" table:style-name="ce38">
            <text:p>6.971</text:p>
          </table:table-cell>
          <table:table-cell office:value-type="percentage" office:value="0.15856515706389465" table:style-name="ce39">
            <text:p>15,9%</text:p>
          </table:table-cell>
          <table:table-cell office:value-type="float" office:value="420801" table:style-name="ce38">
            <text:p>420.801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80286075703026172" table:style-name="ce39">
            <text:p>80,3%</text:p>
          </table:table-cell>
          <table:table-cell office:value-type="percentage" office:value="0.72190322608315249" table:style-name="ce39">
            <text:p>72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6312" table:style-name="ce38">
            <text:p>226.312</text:p>
          </table:table-cell>
          <table:table-cell office:value-type="percentage" office:value="1" table:style-name="ce39">
            <text:p>100,0%</text:p>
          </table:table-cell>
          <table:table-cell office:value-type="float" office:value="248478" table:style-name="ce38">
            <text:p>248.478</text:p>
          </table:table-cell>
          <table:table-cell office:value-type="percentage" office:value="1" table:style-name="ce39">
            <text:p>100,0%</text:p>
          </table:table-cell>
          <table:table-cell office:value-type="float" office:value="311729" table:style-name="ce38">
            <text:p>311.729</text:p>
          </table:table-cell>
          <table:table-cell office:value-type="percentage" office:value="0.97851055481440796" table:style-name="ce39">
            <text:p>97,9%</text:p>
          </table:table-cell>
          <table:table-cell office:value-type="float" office:value="342947" table:style-name="ce38">
            <text:p>342.947</text:p>
          </table:table-cell>
          <table:table-cell office:value-type="percentage" office:value="0.89971010690627662" table:style-name="ce39">
            <text:p>90,0%</text:p>
          </table:table-cell>
          <table:table-cell office:value-type="float" office:value="307364" table:style-name="ce38">
            <text:p>307.364</text:p>
          </table:table-cell>
          <table:table-cell office:value-type="percentage" office:value="0.84602193749053822" table:style-name="ce39">
            <text:p>84,6%</text:p>
          </table:table-cell>
          <table:table-cell office:value-type="float" office:value="193764" table:style-name="ce38">
            <text:p>193.764</text:p>
          </table:table-cell>
          <table:table-cell office:value-type="percentage" office:value="0.72358588857395723" table:style-name="ce39">
            <text:p>72,4%</text:p>
          </table:table-cell>
          <table:table-cell office:value-type="float" office:value="143111" table:style-name="ce38">
            <text:p>143.111</text:p>
          </table:table-cell>
          <table:table-cell office:value-type="percentage" office:value="0.67823189861899658" table:style-name="ce39">
            <text:p>67,8%</text:p>
          </table:table-cell>
          <table:table-cell office:value-type="float" office:value="47173" table:style-name="ce38">
            <text:p>47.173</text:p>
          </table:table-cell>
          <table:table-cell office:value-type="percentage" office:value="0.28530560898017443" table:style-name="ce39">
            <text:p>28,5%</text:p>
          </table:table-cell>
          <table:table-cell office:value-type="float" office:value="1820878" table:style-name="ce38">
            <text:p>1.820.878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367032693349532" table:style-name="ce39">
            <text:p>83,7%</text:p>
          </table:table-cell>
          <table:table-cell office:value-type="percentage" office:value="0.76030912123087302" table:style-name="ce39">
            <text:p>76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596" table:style-name="ce38">
            <text:p>135.596</text:p>
          </table:table-cell>
          <table:table-cell office:value-type="percentage" office:value="1" table:style-name="ce39">
            <text:p>100,0%</text:p>
          </table:table-cell>
          <table:table-cell office:value-type="float" office:value="156523" table:style-name="ce38">
            <text:p>156.523</text:p>
          </table:table-cell>
          <table:table-cell office:value-type="percentage" office:value="0.9837964563390551" table:style-name="ce39">
            <text:p>98,4%</text:p>
          </table:table-cell>
          <table:table-cell office:value-type="float" office:value="212774" table:style-name="ce38">
            <text:p>212.774</text:p>
          </table:table-cell>
          <table:table-cell office:value-type="percentage" office:value="0.97404369083151743" table:style-name="ce39">
            <text:p>97,4%</text:p>
          </table:table-cell>
          <table:table-cell office:value-type="float" office:value="274411" table:style-name="ce38">
            <text:p>274.411</text:p>
          </table:table-cell>
          <table:table-cell office:value-type="percentage" office:value="0.89245734654186637" table:style-name="ce39">
            <text:p>89,2%</text:p>
          </table:table-cell>
          <table:table-cell office:value-type="float" office:value="270795" table:style-name="ce38">
            <text:p>270.795</text:p>
          </table:table-cell>
          <table:table-cell office:value-type="percentage" office:value="0.81908924547420636" table:style-name="ce39">
            <text:p>81,9%</text:p>
          </table:table-cell>
          <table:table-cell office:value-type="float" office:value="185058" table:style-name="ce38">
            <text:p>185.058</text:p>
          </table:table-cell>
          <table:table-cell office:value-type="percentage" office:value="0.69596579177964735" table:style-name="ce39">
            <text:p>69,6%</text:p>
          </table:table-cell>
          <table:table-cell office:value-type="float" office:value="145525" table:style-name="ce38">
            <text:p>145.525</text:p>
          </table:table-cell>
          <table:table-cell office:value-type="percentage" office:value="0.66727345258128568" table:style-name="ce39">
            <text:p>66,7%</text:p>
          </table:table-cell>
          <table:table-cell office:value-type="float" office:value="85931" table:style-name="ce38">
            <text:p>85.931</text:p>
          </table:table-cell>
          <table:table-cell office:value-type="percentage" office:value="0.49393580576184676" table:style-name="ce39">
            <text:p>49,4%</text:p>
          </table:table-cell>
          <table:table-cell office:value-type="float" office:value="1466613" table:style-name="ce38">
            <text:p>1.466.613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8108281585860998" table:style-name="ce39">
            <text:p>81,1%</text:p>
          </table:table-cell>
          <table:table-cell office:value-type="percentage" office:value="0.71709267604821192" table:style-name="ce39">
            <text:p>71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1559" table:style-name="ce38">
            <text:p>451.559</text:p>
          </table:table-cell>
          <table:table-cell office:value-type="percentage" office:value="1" table:style-name="ce39">
            <text:p>100,0%</text:p>
          </table:table-cell>
          <table:table-cell office:value-type="float" office:value="612181" table:style-name="ce38">
            <text:p>612.181</text:p>
          </table:table-cell>
          <table:table-cell office:value-type="percentage" office:value="0.96362145281225009" table:style-name="ce39">
            <text:p>96,4%</text:p>
          </table:table-cell>
          <table:table-cell office:value-type="float" office:value="780193" table:style-name="ce38">
            <text:p>780.193</text:p>
          </table:table-cell>
          <table:table-cell office:value-type="percentage" office:value="0.93148030525893522" table:style-name="ce39">
            <text:p>93,1%</text:p>
          </table:table-cell>
          <table:table-cell office:value-type="float" office:value="998202" table:style-name="ce38">
            <text:p>998.202</text:p>
          </table:table-cell>
          <table:table-cell office:value-type="percentage" office:value="0.91428859293996956" table:style-name="ce39">
            <text:p>91,4%</text:p>
          </table:table-cell>
          <table:table-cell office:value-type="float" office:value="1073486" table:style-name="ce38">
            <text:p>1.073.486</text:p>
          </table:table-cell>
          <table:table-cell office:value-type="percentage" office:value="0.81525112872174399" table:style-name="ce39">
            <text:p>81,5%</text:p>
          </table:table-cell>
          <table:table-cell office:value-type="float" office:value="675971" table:style-name="ce38">
            <text:p>675.971</text:p>
          </table:table-cell>
          <table:table-cell office:value-type="percentage" office:value="0.64707768711494351" table:style-name="ce39">
            <text:p>64,7%</text:p>
          </table:table-cell>
          <table:table-cell office:value-type="float" office:value="518160" table:style-name="ce38">
            <text:p>518.160</text:p>
          </table:table-cell>
          <table:table-cell office:value-type="percentage" office:value="0.61764022242486005" table:style-name="ce39">
            <text:p>61,8%</text:p>
          </table:table-cell>
          <table:table-cell office:value-type="float" office:value="356976" table:style-name="ce38">
            <text:p>356.976</text:p>
          </table:table-cell>
          <table:table-cell office:value-type="percentage" office:value="0.54403306480372349" table:style-name="ce39">
            <text:p>54,4%</text:p>
          </table:table-cell>
          <table:table-cell office:value-type="float" office:value="5466728" table:style-name="ce38">
            <text:p>5.466.728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9592915921704743" table:style-name="ce39">
            <text:p>79,6%</text:p>
          </table:table-cell>
          <table:table-cell office:value-type="percentage" office:value="0.70262100829524765" table:style-name="ce39">
            <text:p>70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2384" table:style-name="ce38">
            <text:p>292.384</text:p>
          </table:table-cell>
          <table:table-cell office:value-type="percentage" office:value="1" table:style-name="ce39">
            <text:p>100,0%</text:p>
          </table:table-cell>
          <table:table-cell office:value-type="float" office:value="430304" table:style-name="ce38">
            <text:p>430.304</text:p>
          </table:table-cell>
          <table:table-cell office:value-type="percentage" office:value="0.98273885379411774" table:style-name="ce39">
            <text:p>98,3%</text:p>
          </table:table-cell>
          <table:table-cell office:value-type="float" office:value="551049" table:style-name="ce38">
            <text:p>551.049</text:p>
          </table:table-cell>
          <table:table-cell office:value-type="percentage" office:value="0.94889345786667767" table:style-name="ce39">
            <text:p>94,9%</text:p>
          </table:table-cell>
          <table:table-cell office:value-type="float" office:value="703404" table:style-name="ce38">
            <text:p>703.404</text:p>
          </table:table-cell>
          <table:table-cell office:value-type="percentage" office:value="0.93496239702047224" table:style-name="ce39">
            <text:p>93,5%</text:p>
          </table:table-cell>
          <table:table-cell office:value-type="float" office:value="728617" table:style-name="ce38">
            <text:p>728.617</text:p>
          </table:table-cell>
          <table:table-cell office:value-type="percentage" office:value="0.85559801218429565" table:style-name="ce39">
            <text:p>85,6%</text:p>
          </table:table-cell>
          <table:table-cell office:value-type="float" office:value="454734" table:style-name="ce38">
            <text:p>454.734</text:p>
          </table:table-cell>
          <table:table-cell office:value-type="percentage" office:value="0.70092900445311745" table:style-name="ce39">
            <text:p>70,1%</text:p>
          </table:table-cell>
          <table:table-cell office:value-type="float" office:value="354223" table:style-name="ce38">
            <text:p>354.223</text:p>
          </table:table-cell>
          <table:table-cell office:value-type="percentage" office:value="0.68631109457768069" table:style-name="ce39">
            <text:p>68,6%</text:p>
          </table:table-cell>
          <table:table-cell office:value-type="float" office:value="234152" table:style-name="ce38">
            <text:p>234.152</text:p>
          </table:table-cell>
          <table:table-cell office:value-type="percentage" office:value="0.55155453900892981" table:style-name="ce39">
            <text:p>55,2%</text:p>
          </table:table-cell>
          <table:table-cell office:value-type="float" office:value="3748867" table:style-name="ce38">
            <text:p>3.748.867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83522362574772324" table:style-name="ce39">
            <text:p>83,5%</text:p>
          </table:table-cell>
          <table:table-cell office:value-type="percentage" office:value="0.74127058166594262" table:style-name="ce39">
            <text:p>74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7135" table:style-name="ce38">
            <text:p>77.135</text:p>
          </table:table-cell>
          <table:table-cell office:value-type="percentage" office:value="1" table:style-name="ce39">
            <text:p>100,0%</text:p>
          </table:table-cell>
          <table:table-cell office:value-type="float" office:value="95120" table:style-name="ce38">
            <text:p>95.120</text:p>
          </table:table-cell>
          <table:table-cell office:value-type="percentage" office:value="1" table:style-name="ce39">
            <text:p>100,0%</text:p>
          </table:table-cell>
          <table:table-cell office:value-type="float" office:value="129960" table:style-name="ce38">
            <text:p>129.960</text:p>
          </table:table-cell>
          <table:table-cell office:value-type="percentage" office:value="1.0372155757919184" table:style-name="ce39">
            <text:p>103,7%</text:p>
          </table:table-cell>
          <table:table-cell office:value-type="float" office:value="159096" table:style-name="ce38">
            <text:p>159.096</text:p>
          </table:table-cell>
          <table:table-cell office:value-type="percentage" office:value="0.94019478063540096" table:style-name="ce39">
            <text:p>94,0%</text:p>
          </table:table-cell>
          <table:table-cell office:value-type="float" office:value="142579" table:style-name="ce38">
            <text:p>142.579</text:p>
          </table:table-cell>
          <table:table-cell office:value-type="percentage" office:value="0.893945853762524" table:style-name="ce39">
            <text:p>89,4%</text:p>
          </table:table-cell>
          <table:table-cell office:value-type="float" office:value="105875" table:style-name="ce38">
            <text:p>105.875</text:p>
          </table:table-cell>
          <table:table-cell office:value-type="percentage" office:value="0.79319593344271389" table:style-name="ce39">
            <text:p>79,3%</text:p>
          </table:table-cell>
          <table:table-cell office:value-type="float" office:value="79430" table:style-name="ce38">
            <text:p>79.430</text:p>
          </table:table-cell>
          <table:table-cell office:value-type="percentage" office:value="0.70093540416519595" table:style-name="ce39">
            <text:p>70,1%</text:p>
          </table:table-cell>
          <table:table-cell office:value-type="float" office:value="36849" table:style-name="ce38">
            <text:p>36.849</text:p>
          </table:table-cell>
          <table:table-cell office:value-type="percentage" office:value="0.43479646017699114" table:style-name="ce39">
            <text:p>43,5%</text:p>
          </table:table-cell>
          <table:table-cell office:value-type="float" office:value="826044" table:style-name="ce38">
            <text:p>826.044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86638550842897855" table:style-name="ce39">
            <text:p>86,6%</text:p>
          </table:table-cell>
          <table:table-cell office:value-type="percentage" office:value="0.77636662853963445" table:style-name="ce39">
            <text:p>77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0020" table:style-name="ce38">
            <text:p>240.020</text:p>
          </table:table-cell>
          <table:table-cell office:value-type="percentage" office:value="1" table:style-name="ce39">
            <text:p>100,0%</text:p>
          </table:table-cell>
          <table:table-cell office:value-type="float" office:value="289327" table:style-name="ce38">
            <text:p>289.327</text:p>
          </table:table-cell>
          <table:table-cell office:value-type="percentage" office:value="0.99849876795439019" table:style-name="ce39">
            <text:p>99,8%</text:p>
          </table:table-cell>
          <table:table-cell office:value-type="float" office:value="340687" table:style-name="ce38">
            <text:p>340.687</text:p>
          </table:table-cell>
          <table:table-cell office:value-type="percentage" office:value="0.98201350716433145" table:style-name="ce39">
            <text:p>98,2%</text:p>
          </table:table-cell>
          <table:table-cell office:value-type="float" office:value="385283" table:style-name="ce38">
            <text:p>385.283</text:p>
          </table:table-cell>
          <table:table-cell office:value-type="percentage" office:value="0.94923242561389931" table:style-name="ce39">
            <text:p>94,9%</text:p>
          </table:table-cell>
          <table:table-cell office:value-type="float" office:value="397538" table:style-name="ce38">
            <text:p>397.538</text:p>
          </table:table-cell>
          <table:table-cell office:value-type="percentage" office:value="0.89692952274373283" table:style-name="ce39">
            <text:p>89,7%</text:p>
          </table:table-cell>
          <table:table-cell office:value-type="float" office:value="244429" table:style-name="ce38">
            <text:p>244.429</text:p>
          </table:table-cell>
          <table:table-cell office:value-type="percentage" office:value="0.75579144609904514" table:style-name="ce39">
            <text:p>75,6%</text:p>
          </table:table-cell>
          <table:table-cell office:value-type="float" office:value="174123" table:style-name="ce38">
            <text:p>174.123</text:p>
          </table:table-cell>
          <table:table-cell office:value-type="percentage" office:value="0.75384122503582551" table:style-name="ce39">
            <text:p>75,4%</text:p>
          </table:table-cell>
          <table:table-cell office:value-type="float" office:value="52651" table:style-name="ce38">
            <text:p>52.651</text:p>
          </table:table-cell>
          <table:table-cell office:value-type="percentage" office:value="0.29249418078185846" table:style-name="ce39">
            <text:p>29,2%</text:p>
          </table:table-cell>
          <table:table-cell office:value-type="float" office:value="2124058" table:style-name="ce38">
            <text:p>2.124.058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86537404608765056" table:style-name="ce39">
            <text:p>86,5%</text:p>
          </table:table-cell>
          <table:table-cell office:value-type="percentage" office:value="0.7861585102480958" table:style-name="ce39">
            <text:p>78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117" table:style-name="ce38">
            <text:p>23.117</text:p>
          </table:table-cell>
          <table:table-cell office:value-type="percentage" office:value="1" table:style-name="ce39">
            <text:p>100,0%</text:p>
          </table:table-cell>
          <table:table-cell office:value-type="float" office:value="28490" table:style-name="ce38">
            <text:p>28.490</text:p>
          </table:table-cell>
          <table:table-cell office:value-type="percentage" office:value="1" table:style-name="ce39">
            <text:p>100,0%</text:p>
          </table:table-cell>
          <table:table-cell office:value-type="float" office:value="37021" table:style-name="ce38">
            <text:p>37.021</text:p>
          </table:table-cell>
          <table:table-cell office:value-type="percentage" office:value="0.98152075931915794" table:style-name="ce39">
            <text:p>98,2%</text:p>
          </table:table-cell>
          <table:table-cell office:value-type="float" office:value="44083" table:style-name="ce38">
            <text:p>44.083</text:p>
          </table:table-cell>
          <table:table-cell office:value-type="percentage" office:value="0.92486992279288349" table:style-name="ce39">
            <text:p>92,5%</text:p>
          </table:table-cell>
          <table:table-cell office:value-type="float" office:value="45319" table:style-name="ce38">
            <text:p>45.319</text:p>
          </table:table-cell>
          <table:table-cell office:value-type="percentage" office:value="0.85593140310121441" table:style-name="ce39">
            <text:p>85,6%</text:p>
          </table:table-cell>
          <table:table-cell office:value-type="float" office:value="27455" table:style-name="ce38">
            <text:p>27.455</text:p>
          </table:table-cell>
          <table:table-cell office:value-type="percentage" office:value="0.69826292632060838" table:style-name="ce39">
            <text:p>69,8%</text:p>
          </table:table-cell>
          <table:table-cell office:value-type="float" office:value="18762" table:style-name="ce38">
            <text:p>18.762</text:p>
          </table:table-cell>
          <table:table-cell office:value-type="percentage" office:value="0.61599579749162781" table:style-name="ce39">
            <text:p>61,6%</text:p>
          </table:table-cell>
          <table:table-cell office:value-type="float" office:value="10666" table:style-name="ce38">
            <text:p>10.666</text:p>
          </table:table-cell>
          <table:table-cell office:value-type="percentage" office:value="0.41775027416575278" table:style-name="ce39">
            <text:p>41,8%</text:p>
          </table:table-cell>
          <table:table-cell office:value-type="float" office:value="234913" table:style-name="ce38">
            <text:p>234.913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82724583582772826" table:style-name="ce39">
            <text:p>82,7%</text:p>
          </table:table-cell>
          <table:table-cell office:value-type="percentage" office:value="0.73430046825084239" table:style-name="ce39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9805" table:style-name="ce38">
            <text:p>369.805</text:p>
          </table:table-cell>
          <table:table-cell office:value-type="percentage" office:value="1" table:style-name="ce39">
            <text:p>100,0%</text:p>
          </table:table-cell>
          <table:table-cell office:value-type="float" office:value="506852" table:style-name="ce38">
            <text:p>506.852</text:p>
          </table:table-cell>
          <table:table-cell office:value-type="percentage" office:value="0.96344859441796982" table:style-name="ce39">
            <text:p>96,3%</text:p>
          </table:table-cell>
          <table:table-cell office:value-type="float" office:value="672206" table:style-name="ce38">
            <text:p>672.206</text:p>
          </table:table-cell>
          <table:table-cell office:value-type="percentage" office:value="0.95575716989206949" table:style-name="ce39">
            <text:p>95,6%</text:p>
          </table:table-cell>
          <table:table-cell office:value-type="float" office:value="916997" table:style-name="ce38">
            <text:p>916.997</text:p>
          </table:table-cell>
          <table:table-cell office:value-type="percentage" office:value="0.94265319192461217" table:style-name="ce39">
            <text:p>94,3%</text:p>
          </table:table-cell>
          <table:table-cell office:value-type="float" office:value="973930" table:style-name="ce38">
            <text:p>973.930</text:p>
          </table:table-cell>
          <table:table-cell office:value-type="percentage" office:value="0.835295217462527" table:style-name="ce39">
            <text:p>83,5%</text:p>
          </table:table-cell>
          <table:table-cell office:value-type="float" office:value="647201" table:style-name="ce38">
            <text:p>647.201</text:p>
          </table:table-cell>
          <table:table-cell office:value-type="percentage" office:value="0.68152247167347624" table:style-name="ce39">
            <text:p>68,2%</text:p>
          </table:table-cell>
          <table:table-cell office:value-type="float" office:value="470982" table:style-name="ce38">
            <text:p>470.982</text:p>
          </table:table-cell>
          <table:table-cell office:value-type="percentage" office:value="0.63434055018687496" table:style-name="ce39">
            <text:p>63,4%</text:p>
          </table:table-cell>
          <table:table-cell office:value-type="float" office:value="227477" table:style-name="ce38">
            <text:p>227.477</text:p>
          </table:table-cell>
          <table:table-cell office:value-type="percentage" office:value="0.41094804007645308" table:style-name="ce39">
            <text:p>41,1%</text:p>
          </table:table-cell>
          <table:table-cell office:value-type="float" office:value="4785450" table:style-name="ce38">
            <text:p>4.785.450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80051864046074761" table:style-name="ce39">
            <text:p>80,1%</text:p>
          </table:table-cell>
          <table:table-cell office:value-type="percentage" office:value="0.70583024380343751" table:style-name="ce39">
            <text:p>70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615" table:style-name="ce38">
            <text:p>72.615</text:p>
          </table:table-cell>
          <table:table-cell office:value-type="percentage" office:value="1" table:style-name="ce39">
            <text:p>100,0%</text:p>
          </table:table-cell>
          <table:table-cell office:value-type="float" office:value="100312" table:style-name="ce38">
            <text:p>100.312</text:p>
          </table:table-cell>
          <table:table-cell office:value-type="percentage" office:value="0.97485884216561869" table:style-name="ce39">
            <text:p>97,5%</text:p>
          </table:table-cell>
          <table:table-cell office:value-type="float" office:value="141500" table:style-name="ce38">
            <text:p>141.500</text:p>
          </table:table-cell>
          <table:table-cell office:value-type="percentage" office:value="0.96318128909733236" table:style-name="ce39">
            <text:p>96,3%</text:p>
          </table:table-cell>
          <table:table-cell office:value-type="float" office:value="201492" table:style-name="ce38">
            <text:p>201.492</text:p>
          </table:table-cell>
          <table:table-cell office:value-type="percentage" office:value="0.94483625314176389" table:style-name="ce39">
            <text:p>94,5%</text:p>
          </table:table-cell>
          <table:table-cell office:value-type="float" office:value="219541" table:style-name="ce38">
            <text:p>219.541</text:p>
          </table:table-cell>
          <table:table-cell office:value-type="percentage" office:value="0.86380072160121502" table:style-name="ce39">
            <text:p>86,4%</text:p>
          </table:table-cell>
          <table:table-cell office:value-type="float" office:value="148668" table:style-name="ce38">
            <text:p>148.668</text:p>
          </table:table-cell>
          <table:table-cell office:value-type="percentage" office:value="0.71131993320670039" table:style-name="ce39">
            <text:p>71,1%</text:p>
          </table:table-cell>
          <table:table-cell office:value-type="float" office:value="118467" table:style-name="ce38">
            <text:p>118.467</text:p>
          </table:table-cell>
          <table:table-cell office:value-type="percentage" office:value="0.6877699595931448" table:style-name="ce39">
            <text:p>68,8%</text:p>
          </table:table-cell>
          <table:table-cell office:value-type="float" office:value="86577" table:style-name="ce38">
            <text:p>86.577</text:p>
          </table:table-cell>
          <table:table-cell office:value-type="percentage" office:value="0.61015264916064105" table:style-name="ce39">
            <text:p>61,0%</text:p>
          </table:table-cell>
          <table:table-cell office:value-type="float" office:value="1089172" table:style-name="ce38">
            <text:p>1.089.172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3134206575342884" table:style-name="ce39">
            <text:p>83,1%</text:p>
          </table:table-cell>
          <table:table-cell office:value-type="percentage" office:value="0.72070886967155023" table:style-name="ce39">
            <text:p>72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048" table:style-name="ce38">
            <text:p>42.048</text:p>
          </table:table-cell>
          <table:table-cell office:value-type="percentage" office:value="1" table:style-name="ce39">
            <text:p>100,0%</text:p>
          </table:table-cell>
          <table:table-cell office:value-type="float" office:value="55637" table:style-name="ce38">
            <text:p>55.637</text:p>
          </table:table-cell>
          <table:table-cell office:value-type="percentage" office:value="0.99722182391740755" table:style-name="ce39">
            <text:p>99,7%</text:p>
          </table:table-cell>
          <table:table-cell office:value-type="float" office:value="70873" table:style-name="ce38">
            <text:p>70.873</text:p>
          </table:table-cell>
          <table:table-cell office:value-type="percentage" office:value="0.95976653485726671" table:style-name="ce39">
            <text:p>96,0%</text:p>
          </table:table-cell>
          <table:table-cell office:value-type="float" office:value="90023" table:style-name="ce38">
            <text:p>90.023</text:p>
          </table:table-cell>
          <table:table-cell office:value-type="percentage" office:value="0.93100916292634495" table:style-name="ce39">
            <text:p>93,1%</text:p>
          </table:table-cell>
          <table:table-cell office:value-type="float" office:value="91696" table:style-name="ce38">
            <text:p>91.696</text:p>
          </table:table-cell>
          <table:table-cell office:value-type="percentage" office:value="0.84902131442010331" table:style-name="ce39">
            <text:p>84,9%</text:p>
          </table:table-cell>
          <table:table-cell office:value-type="float" office:value="58500" table:style-name="ce38">
            <text:p>58.500</text:p>
          </table:table-cell>
          <table:table-cell office:value-type="percentage" office:value="0.71919450215758352" table:style-name="ce39">
            <text:p>71,9%</text:p>
          </table:table-cell>
          <table:table-cell office:value-type="float" office:value="47452" table:style-name="ce38">
            <text:p>47.452</text:p>
          </table:table-cell>
          <table:table-cell office:value-type="percentage" office:value="0.6965226708940655" table:style-name="ce39">
            <text:p>69,7%</text:p>
          </table:table-cell>
          <table:table-cell office:value-type="float" office:value="32496" table:style-name="ce38">
            <text:p>32.496</text:p>
          </table:table-cell>
          <table:table-cell office:value-type="percentage" office:value="0.57629282826133221" table:style-name="ce39">
            <text:p>57,6%</text:p>
          </table:table-cell>
          <table:table-cell office:value-type="float" office:value="488725" table:style-name="ce38">
            <text:p>488.725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84066678822197838" table:style-name="ce39">
            <text:p>84,1%</text:p>
          </table:table-cell>
          <table:table-cell office:value-type="percentage" office:value="0.73915187152996764" table:style-name="ce39">
            <text:p>73,9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641" table:style-name="ce38">
            <text:p>161.641</text:p>
          </table:table-cell>
          <table:table-cell office:value-type="percentage" office:value="1.0233681544792657" table:style-name="ce39">
            <text:p>102,3%</text:p>
          </table:table-cell>
          <table:table-cell office:value-type="float" office:value="211808" table:style-name="ce38">
            <text:p>211.808</text:p>
          </table:table-cell>
          <table:table-cell office:value-type="percentage" office:value="0.9940257460777826" table:style-name="ce39">
            <text:p>99,4%</text:p>
          </table:table-cell>
          <table:table-cell office:value-type="float" office:value="272409" table:style-name="ce38">
            <text:p>272.409</text:p>
          </table:table-cell>
          <table:table-cell office:value-type="percentage" office:value="0.97247598342133168" table:style-name="ce39">
            <text:p>97,2%</text:p>
          </table:table-cell>
          <table:table-cell office:value-type="float" office:value="317498" table:style-name="ce38">
            <text:p>317.498</text:p>
          </table:table-cell>
          <table:table-cell office:value-type="percentage" office:value="0.93388082134967954" table:style-name="ce39">
            <text:p>93,4%</text:p>
          </table:table-cell>
          <table:table-cell office:value-type="float" office:value="310096" table:style-name="ce38">
            <text:p>310.096</text:p>
          </table:table-cell>
          <table:table-cell office:value-type="percentage" office:value="0.85630417553771676" table:style-name="ce39">
            <text:p>85,6%</text:p>
          </table:table-cell>
          <table:table-cell office:value-type="float" office:value="177181" table:style-name="ce38">
            <text:p>177.181</text:p>
          </table:table-cell>
          <table:table-cell office:value-type="percentage" office:value="0.6800451365033795" table:style-name="ce39">
            <text:p>68,0%</text:p>
          </table:table-cell>
          <table:table-cell office:value-type="float" office:value="119615" table:style-name="ce38">
            <text:p>119.615</text:p>
          </table:table-cell>
          <table:table-cell office:value-type="percentage" office:value="0.59352268103645045" table:style-name="ce39">
            <text:p>59,4%</text:p>
          </table:table-cell>
          <table:table-cell office:value-type="float" office:value="76622" table:style-name="ce38">
            <text:p>76.622</text:p>
          </table:table-cell>
          <table:table-cell office:value-type="percentage" office:value="0.45444408858522234" table:style-name="ce39">
            <text:p>45,4%</text:p>
          </table:table-cell>
          <table:table-cell office:value-type="float" office:value="1646870" table:style-name="ce38">
            <text:p>1.646.870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83009945346212066" table:style-name="ce39">
            <text:p>83,0%</text:p>
          </table:table-cell>
          <table:table-cell office:value-type="percentage" office:value="0.74166495534347154" table:style-name="ce39">
            <text:p>74,2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57" table:style-name="ce38">
            <text:p>2.357</text:p>
          </table:table-cell>
          <table:table-cell office:value-type="percentage" office:value="0.90479846449136281" table:style-name="ce39">
            <text:p>90,5%</text:p>
          </table:table-cell>
          <table:table-cell office:value-type="float" office:value="3836" table:style-name="ce38">
            <text:p>3.836</text:p>
          </table:table-cell>
          <table:table-cell office:value-type="percentage" office:value="0.88837424733672998" table:style-name="ce39">
            <text:p>88,8%</text:p>
          </table:table-cell>
          <table:table-cell office:value-type="float" office:value="7343" table:style-name="ce38">
            <text:p>7.343</text:p>
          </table:table-cell>
          <table:table-cell office:value-type="percentage" office:value="0.93458062873870429" table:style-name="ce39">
            <text:p>93,5%</text:p>
          </table:table-cell>
          <table:table-cell office:value-type="float" office:value="10106" table:style-name="ce38">
            <text:p>10.106</text:p>
          </table:table-cell>
          <table:table-cell office:value-type="percentage" office:value="0.87452405676704748" table:style-name="ce39">
            <text:p>87,5%</text:p>
          </table:table-cell>
          <table:table-cell office:value-type="float" office:value="10293" table:style-name="ce38">
            <text:p>10.293</text:p>
          </table:table-cell>
          <table:table-cell office:value-type="percentage" office:value="0.81419079259610816" table:style-name="ce39">
            <text:p>81,4%</text:p>
          </table:table-cell>
          <table:table-cell office:value-type="float" office:value="7941" table:style-name="ce38">
            <text:p>7.941</text:p>
          </table:table-cell>
          <table:table-cell office:value-type="percentage" office:value="0.66764755338826298" table:style-name="ce39">
            <text:p>66,8%</text:p>
          </table:table-cell>
          <table:table-cell office:value-type="float" office:value="7166" table:style-name="ce38">
            <text:p>7.166</text:p>
          </table:table-cell>
          <table:table-cell office:value-type="percentage" office:value="0.65341478982401746" table:style-name="ce39">
            <text:p>65,3%</text:p>
          </table:table-cell>
          <table:table-cell office:value-type="float" office:value="4970" table:style-name="ce38">
            <text:p>4.970</text:p>
          </table:table-cell>
          <table:table-cell office:value-type="percentage" office:value="0.54459785229016" table:style-name="ce39">
            <text:p>54,5%</text:p>
          </table:table-cell>
          <table:table-cell office:value-type="float" office:value="54012" table:style-name="ce38">
            <text:p>54.012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6110758824772773" table:style-name="ce39">
            <text:p>76,1%</text:p>
          </table:table-cell>
          <table:table-cell office:value-type="percentage" office:value="0.64145744756656609" table:style-name="ce39">
            <text:p>64,1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48" table:style-name="ce38">
            <text:p>1.948</text:p>
          </table:table-cell>
          <table:table-cell office:value-type="percentage" office:value="0.82928905917411666" table:style-name="ce39">
            <text:p>82,9%</text:p>
          </table:table-cell>
          <table:table-cell office:value-type="float" office:value="3210" table:style-name="ce38">
            <text:p>3.210</text:p>
          </table:table-cell>
          <table:table-cell office:value-type="percentage" office:value="0.85645677694770539" table:style-name="ce39">
            <text:p>85,6%</text:p>
          </table:table-cell>
          <table:table-cell office:value-type="float" office:value="6897" table:style-name="ce38">
            <text:p>6.897</text:p>
          </table:table-cell>
          <table:table-cell office:value-type="percentage" office:value="0.88118052893829057" table:style-name="ce39">
            <text:p>88,1%</text:p>
          </table:table-cell>
          <table:table-cell office:value-type="float" office:value="9288" table:style-name="ce38">
            <text:p>9.288</text:p>
          </table:table-cell>
          <table:table-cell office:value-type="percentage" office:value="0.82201964775643865" table:style-name="ce39">
            <text:p>82,2%</text:p>
          </table:table-cell>
          <table:table-cell office:value-type="float" office:value="9503" table:style-name="ce38">
            <text:p>9.503</text:p>
          </table:table-cell>
          <table:table-cell office:value-type="percentage" office:value="0.79178470254957511" table:style-name="ce39">
            <text:p>79,2%</text:p>
          </table:table-cell>
          <table:table-cell office:value-type="float" office:value="7700" table:style-name="ce38">
            <text:p>7.700</text:p>
          </table:table-cell>
          <table:table-cell office:value-type="percentage" office:value="0.63463281958295559" table:style-name="ce39">
            <text:p>63,5%</text:p>
          </table:table-cell>
          <table:table-cell office:value-type="float" office:value="7083" table:style-name="ce38">
            <text:p>7.083</text:p>
          </table:table-cell>
          <table:table-cell office:value-type="percentage" office:value="0.59049604001667366" table:style-name="ce39">
            <text:p>59,0%</text:p>
          </table:table-cell>
          <table:table-cell office:value-type="float" office:value="5343" table:style-name="ce38">
            <text:p>5.343</text:p>
          </table:table-cell>
          <table:table-cell office:value-type="percentage" office:value="0.55807395028201379" table:style-name="ce39">
            <text:p>55,8%</text:p>
          </table:table-cell>
          <table:table-cell office:value-type="float" office:value="50972" table:style-name="ce38">
            <text:p>50.972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1865439113454677" table:style-name="ce39">
            <text:p>71,9%</text:p>
          </table:table-cell>
          <table:table-cell office:value-type="percentage" office:value="0.58537369654095273" table:style-name="ce39">
            <text:p>58,5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4" table:style-name="ce38">
            <text:p>24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405" table:style-name="ce38">
            <text:p>3.405</text:p>
          </table:table-cell>
          <table:table-cell office:value-type="string" table:style-name="ce39">
            <text:p>-</text:p>
          </table:table-cell>
          <table:table-cell office:value-type="float" office:value="9055" table:style-name="ce38">
            <text:p>9.055</text:p>
          </table:table-cell>
          <table:table-cell office:value-type="string" table:style-name="ce39">
            <text:p>-</text:p>
          </table:table-cell>
          <table:table-cell office:value-type="float" office:value="20790" table:style-name="ce38">
            <text:p>20.790</text:p>
          </table:table-cell>
          <table:table-cell office:value-type="string" table:style-name="ce39">
            <text:p>-</text:p>
          </table:table-cell>
          <table:table-cell office:value-type="float" office:value="29724" table:style-name="ce38">
            <text:p>29.724</text:p>
          </table:table-cell>
          <table:table-cell office:value-type="string" table:style-name="ce39">
            <text:p>-</text:p>
          </table:table-cell>
          <table:table-cell office:value-type="float" office:value="22220" table:style-name="ce38">
            <text:p>22.220</text:p>
          </table:table-cell>
          <table:table-cell office:value-type="string" table:style-name="ce39">
            <text:p>-</text:p>
          </table:table-cell>
          <table:table-cell office:value-type="float" office:value="851" table:style-name="ce38">
            <text:p>851</text:p>
          </table:table-cell>
          <table:table-cell office:value-type="string" table:style-name="ce39">
            <text:p>-</text:p>
          </table:table-cell>
          <table:table-cell office:value-type="float" office:value="86087" table:style-name="ce38">
            <text:p>86.087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8" table:style-name="ce41">
            <text:p>18</text:p>
          </table:table-cell>
          <table:table-cell office:value-type="string" table:style-name="ce42">
            <text:p>-</text:p>
          </table:table-cell>
          <table:table-cell office:value-type="float" office:value="20" table:style-name="ce41">
            <text:p>20</text:p>
          </table:table-cell>
          <table:table-cell office:value-type="string" table:style-name="ce42">
            <text:p>-</text:p>
          </table:table-cell>
          <table:table-cell office:value-type="float" office:value="155" table:style-name="ce41">
            <text:p>155</text:p>
          </table:table-cell>
          <table:table-cell office:value-type="string" table:style-name="ce42">
            <text:p>-</text:p>
          </table:table-cell>
          <table:table-cell office:value-type="float" office:value="472" table:style-name="ce41">
            <text:p>472</text:p>
          </table:table-cell>
          <table:table-cell office:value-type="string" table:style-name="ce42">
            <text:p>-</text:p>
          </table:table-cell>
          <table:table-cell office:value-type="float" office:value="874" table:style-name="ce41">
            <text:p>874</text:p>
          </table:table-cell>
          <table:table-cell office:value-type="string" table:style-name="ce42">
            <text:p>-</text:p>
          </table:table-cell>
          <table:table-cell office:value-type="float" office:value="952" table:style-name="ce41">
            <text:p>952</text:p>
          </table:table-cell>
          <table:table-cell office:value-type="string" table:style-name="ce42">
            <text:p>-</text:p>
          </table:table-cell>
          <table:table-cell office:value-type="float" office:value="861" table:style-name="ce41">
            <text:p>861</text:p>
          </table:table-cell>
          <table:table-cell office:value-type="string" table:style-name="ce42">
            <text:p>-</text:p>
          </table:table-cell>
          <table:table-cell office:value-type="float" office:value="85" table:style-name="ce41">
            <text:p>85</text:p>
          </table:table-cell>
          <table:table-cell office:value-type="string" table:style-name="ce42">
            <text:p>-</text:p>
          </table:table-cell>
          <table:table-cell office:value-type="float" office:value="3437" table:style-name="ce41">
            <text:p>3.437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94669" table:style-name="ce45">
            <text:p>2.894.669</text:p>
          </table:table-cell>
          <table:table-cell office:value-type="percentage" office:value="1" table:style-name="ce46">
            <text:p>100,0%</text:p>
          </table:table-cell>
          <table:table-cell office:value-type="float" office:value="3904335" table:style-name="ce45">
            <text:p>3.904.335</text:p>
          </table:table-cell>
          <table:table-cell office:value-type="percentage" office:value="0.98593197804570398" table:style-name="ce46">
            <text:p>98,6%</text:p>
          </table:table-cell>
          <table:table-cell office:value-type="float" office:value="5137383" table:style-name="ce45">
            <text:p>5.137.383</text:p>
          </table:table-cell>
          <table:table-cell office:value-type="percentage" office:value="0.96260005178953068" table:style-name="ce46">
            <text:p>96,3%</text:p>
          </table:table-cell>
          <table:table-cell office:value-type="float" office:value="6521579" table:style-name="ce45">
            <text:p>6.521.579</text:p>
          </table:table-cell>
          <table:table-cell office:value-type="percentage" office:value="0.92724232388012129" table:style-name="ce46">
            <text:p>92,7%</text:p>
          </table:table-cell>
          <table:table-cell office:value-type="float" office:value="6676202" table:style-name="ce45">
            <text:p>6.676.202</text:p>
          </table:table-cell>
          <table:table-cell office:value-type="percentage" office:value="0.84597370642229963" table:style-name="ce46">
            <text:p>84,6%</text:p>
          </table:table-cell>
          <table:table-cell office:value-type="float" office:value="4372759" table:style-name="ce45">
            <text:p>4.372.759</text:p>
          </table:table-cell>
          <table:table-cell office:value-type="percentage" office:value="0.70184207987830005" table:style-name="ce46">
            <text:p>70,2%</text:p>
          </table:table-cell>
          <table:table-cell office:value-type="float" office:value="3292946" table:style-name="ce45">
            <text:p>3.292.946</text:p>
          </table:table-cell>
          <table:table-cell office:value-type="percentage" office:value="0.66596273945120377" table:style-name="ce46">
            <text:p>66,6%</text:p>
          </table:table-cell>
          <table:table-cell office:value-type="float" office:value="1939872" table:style-name="ce45">
            <text:p>1.939.872</text:p>
          </table:table-cell>
          <table:table-cell office:value-type="percentage" office:value="0.49885025430183871" table:style-name="ce46">
            <text:p>49,9%</text:p>
          </table:table-cell>
          <table:table-cell office:value-type="float" office:value="34739745" table:style-name="ce45">
            <text:p>34.739.745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82478365829945122" table:style-name="ce46">
            <text:p>82,5%</text:p>
          </table:table-cell>
          <table:table-cell office:value-type="percentage" office:value="0.73212145339187673" table:style-name="ce46">
            <text:p>73,2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9-08T15:39:58Z</meta:creation-date>
    <dc:date>2021-09-08T15:40:13Z</dc:date>
  </office:meta>
</office:document-meta>
</file>